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26in" style:rel-column-width="3775*"/>
    </style:style>
    <style:style style:name="Table4.B" style:family="table-column">
      <style:table-column-properties style:column-width="0.5938in" style:rel-column-width="3849*"/>
    </style:style>
    <style:style style:name="Table4.C" style:family="table-column">
      <style:table-column-properties style:column-width="0.0083in" style:rel-column-width="54*"/>
    </style:style>
    <style:style style:name="Table4.D" style:family="table-column">
      <style:table-column-properties style:column-width="0.584in" style:rel-column-width="3785*"/>
    </style:style>
    <style:style style:name="Table4.E" style:family="table-column">
      <style:table-column-properties style:column-width="0.0069in" style:rel-column-width="46*"/>
    </style:style>
    <style:style style:name="Table4.F" style:family="table-column">
      <style:table-column-properties style:column-width="0.5854in" style:rel-column-width="3793*"/>
    </style:style>
    <style:style style:name="Table4.G" style:family="table-column">
      <style:table-column-properties style:column-width="0.0069in" style:rel-column-width="44*"/>
    </style:style>
    <style:style style:name="Table4.H" style:family="table-column">
      <style:table-column-properties style:column-width="0.5854in" style:rel-column-width="3795*"/>
    </style:style>
    <style:style style:name="Table4.I" style:family="table-column">
      <style:table-column-properties style:column-width="0.0056in" style:rel-column-width="36*"/>
    </style:style>
    <style:style style:name="Table4.J" style:family="table-column">
      <style:table-column-properties style:column-width="0.5868in" style:rel-column-width="3803*"/>
    </style:style>
    <style:style style:name="Table4.K" style:family="table-column">
      <style:table-column-properties style:column-width="0.0056in" style:rel-column-width="34*"/>
    </style:style>
    <style:style style:name="Table4.L" style:family="table-column">
      <style:table-column-properties style:column-width="0.5875in" style:rel-column-width="3805*"/>
    </style:style>
    <style:style style:name="Table4.M" style:family="table-column">
      <style:table-column-properties style:column-width="0.0049in" style:rel-column-width="32*"/>
    </style:style>
    <style:style style:name="Table4.N" style:family="table-column">
      <style:table-column-properties style:column-width="0.5875in" style:rel-column-width="3807*"/>
    </style:style>
    <style:style style:name="Table4.O" style:family="table-column">
      <style:table-column-properties style:column-width="0.0035in" style:rel-column-width="24*"/>
    </style:style>
    <style:style style:name="Table4.P" style:family="table-column">
      <style:table-column-properties style:column-width="0.5889in" style:rel-column-width="3815*"/>
    </style:style>
    <style:style style:name="Table4.Q" style:family="table-column">
      <style:table-column-properties style:column-width="0.0035in" style:rel-column-width="22*"/>
    </style:style>
    <style:style style:name="Table4.R" style:family="table-column">
      <style:table-column-properties style:column-width="0.5889in" style:rel-column-width="3817*"/>
    </style:style>
    <style:style style:name="Table4.T" style:family="table-column">
      <style:table-column-properties style:column-width="0.5903in" style:rel-column-width="3825*"/>
    </style:style>
    <style:style style:name="Table4.V" style:family="table-column">
      <style:table-column-properties style:column-width="0.5938in" style:rel-column-width="3847*"/>
    </style:style>
    <style:style style:name="Table4.W" style:family="table-column">
      <style:table-column-properties style:column-width="0.5931in" style:rel-column-width="3841*"/>
    </style:style>
    <style:style style:name="Table4.a" style:family="table-column">
      <style:table-column-properties style:column-width="0.634in" style:rel-column-width="4107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Z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5.375in" table:align="left"/>
    </style:style>
    <style:style style:name="Table30.A" style:family="table-column">
      <style:table-column-properties style:column-width="1.1875in"/>
    </style:style>
    <style:style style:name="Table30.C" style:family="table-column">
      <style:table-column-properties style:column-width="3in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0.C1" style:family="table-cell">
      <style:table-cell-properties fo:background-color="#dddddd" fo:padding="0.0382in" fo:border="0.5pt solid #000000">
        <style:background-image/>
      </style:table-cell-properties>
    </style:style>
    <style:style style:name="Table30.B2" style:family="table-cell">
      <style:table-cell-properties fo:padding="0.0382in" fo:border-left="0.5pt solid #000000" fo:border-right="none" fo:border-top="none" fo:border-bottom="0.5pt solid #000000"/>
    </style:style>
    <style:style style:name="Table3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0.B3" style:family="table-cell">
      <style:table-cell-properties fo:padding="0.0382in" fo:border-left="0.5pt solid #000000" fo:border-right="none" fo:border-top="none" fo:border-bottom="0.5pt solid #000000"/>
    </style:style>
    <style:style style:name="Table3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6056in" style:rel-column-width="3923*"/>
    </style:style>
    <style:style style:name="Table19.C" style:family="table-column">
      <style:table-column-properties style:column-width="0.5944in" style:rel-column-width="3851*"/>
    </style:style>
    <style:style style:name="Table19.D" style:family="table-column">
      <style:table-column-properties style:column-width="0.5951in" style:rel-column-width="3857*"/>
    </style:style>
    <style:style style:name="Table19.Q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J3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R13" style:family="table-cell">
      <style:table-cell-properties fo:padding="0.0382in" fo:border="none" style:writing-mode="page"/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A15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5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Table27.R19" style:family="table-cell">
      <style:table-cell-properties fo:padding="0.0382in" fo:border="none" style:writing-mode="page"/>
    </style:style>
    <style:style style:name="Table27.R20" style:family="table-cell">
      <style:table-cell-properties fo:padding="0.0382in" fo:border="none" style:writing-mode="page"/>
    </style:style>
    <style:style style:name="Table31" style:family="table">
      <style:table-properties style:width="5.375in" table:align="left"/>
    </style:style>
    <style:style style:name="Table31.A" style:family="table-column">
      <style:table-column-properties style:column-width="1.1875in"/>
    </style:style>
    <style:style style:name="Table31.C" style:family="table-column">
      <style:table-column-properties style:column-width="3in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1.C1" style:family="table-cell">
      <style:table-cell-properties fo:background-color="#dddddd" fo:padding="0.0382in" fo:border="0.5pt solid #000000">
        <style:background-image/>
      </style:table-cell-properties>
    </style:style>
    <style:style style:name="Table31.B2" style:family="table-cell">
      <style:table-cell-properties fo:padding="0.0382in" fo:border-left="0.5pt solid #000000" fo:border-right="none" fo:border-top="none" fo:border-bottom="0.5pt solid #000000"/>
    </style:style>
    <style:style style:name="Table3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3" style:family="table-cell">
      <style:table-cell-properties fo:padding="0.0382in" fo:border-left="0.5pt solid #000000" fo:border-right="none" fo:border-top="none" fo:border-bottom="0.5pt solid #000000"/>
    </style:style>
    <style:style style:name="Table3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1.A4" style:family="table-cell">
      <style:table-cell-properties fo:padding="0.0382in" fo:border-left="0.5pt solid #000000" fo:border-right="none" fo:border-top="none" fo:border-bottom="0.5pt solid #000000"/>
    </style:style>
    <style:style style:name="Table31.B4" style:family="table-cell">
      <style:table-cell-properties fo:padding="0.0382in" fo:border-left="0.5pt solid #000000" fo:border-right="none" fo:border-top="none" fo:border-bottom="0.5pt solid #000000"/>
    </style:style>
    <style:style style:name="Table3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5" style:family="table-cell">
      <style:table-cell-properties fo:padding="0.0382in" fo:border-left="0.5pt solid #000000" fo:border-right="none" fo:border-top="none" fo:border-bottom="0.5pt solid #000000"/>
    </style:style>
    <style:style style:name="Table3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6" style:family="table-cell">
      <style:table-cell-properties fo:padding="0.0382in" fo:border-left="0.5pt solid #000000" fo:border-right="none" fo:border-top="none" fo:border-bottom="0.5pt solid #000000"/>
    </style:style>
    <style:style style:name="Table31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8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9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0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1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2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3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4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5" style:family="paragraph" style:parent-style-name="Standard">
      <style:paragraph-properties fo:text-align="center" style:justify-single-word="false"/>
      <style:text-properties officeooo:rsid="0010299b" officeooo:paragraph-rsid="0058228f"/>
    </style:style>
    <style:style style:name="P16" style:family="paragraph" style:parent-style-name="Table_20_Contents">
      <style:paragraph-properties fo:text-align="center" style:justify-single-word="false"/>
      <style:text-properties officeooo:rsid="0010299b" officeooo:paragraph-rsid="0058228f"/>
    </style:style>
    <style:style style:name="P17" style:family="paragraph" style:parent-style-name="Text_20_body">
      <style:text-properties officeooo:rsid="0010299b" officeooo:paragraph-rsid="00177b42"/>
    </style:style>
    <style:style style:name="P18" style:family="paragraph" style:parent-style-name="Table_20_Contents">
      <style:text-properties officeooo:paragraph-rsid="0010299b"/>
    </style:style>
    <style:style style:name="P19" style:family="paragraph" style:parent-style-name="Standard">
      <style:text-properties officeooo:paragraph-rsid="0010299b"/>
    </style:style>
    <style:style style:name="P20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1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2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3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4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25" style:family="paragraph" style:parent-style-name="Standard">
      <style:text-properties officeooo:rsid="001142a4" officeooo:paragraph-rsid="001142a4"/>
    </style:style>
    <style:style style:name="P26" style:family="paragraph" style:parent-style-name="Table_20_Contents">
      <style:text-properties officeooo:rsid="000f14d3" officeooo:paragraph-rsid="000f14d3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34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5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6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7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38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39" style:family="paragraph" style:parent-style-name="Table_20_Contents">
      <style:text-properties officeooo:rsid="000f14d3" officeooo:paragraph-rsid="0010299b"/>
    </style:style>
    <style:style style:name="P40" style:family="paragraph" style:parent-style-name="Table_20_Contents">
      <style:text-properties officeooo:rsid="000f14d3" officeooo:paragraph-rsid="00136a0d"/>
    </style:style>
    <style:style style:name="P41" style:family="paragraph" style:parent-style-name="Table_20_Contents">
      <style:text-properties officeooo:rsid="000f14d3" officeooo:paragraph-rsid="00151b00"/>
    </style:style>
    <style:style style:name="P42" style:family="paragraph" style:parent-style-name="Table_20_Contents">
      <style:text-properties officeooo:rsid="000f14d3" officeooo:paragraph-rsid="001837ed"/>
    </style:style>
    <style:style style:name="P43" style:family="paragraph" style:parent-style-name="Table_20_Contents">
      <style:text-properties officeooo:rsid="000f14d3" officeooo:paragraph-rsid="00296f11"/>
    </style:style>
    <style:style style:name="P44" style:family="paragraph" style:parent-style-name="Table_20_Contents">
      <style:text-properties officeooo:rsid="000f14d3" officeooo:paragraph-rsid="0034431a"/>
    </style:style>
    <style:style style:name="P45" style:family="paragraph" style:parent-style-name="Table_20_Contents">
      <style:text-properties officeooo:rsid="000f14d3" officeooo:paragraph-rsid="003a50be"/>
    </style:style>
    <style:style style:name="P46" style:family="paragraph" style:parent-style-name="Table_20_Contents">
      <style:text-properties officeooo:rsid="000f14d3" officeooo:paragraph-rsid="004aae98"/>
    </style:style>
    <style:style style:name="P47" style:family="paragraph" style:parent-style-name="Table_20_Contents">
      <style:text-properties officeooo:rsid="000f14d3" officeooo:paragraph-rsid="0052fd3a"/>
    </style:style>
    <style:style style:name="P48" style:family="paragraph" style:parent-style-name="Table_20_Contents">
      <style:text-properties officeooo:rsid="000f14d3" officeooo:paragraph-rsid="0058228f"/>
    </style:style>
    <style:style style:name="P49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50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51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52" style:family="paragraph" style:parent-style-name="Standard">
      <style:text-properties officeooo:paragraph-rsid="00136a0d"/>
    </style:style>
    <style:style style:name="P53" style:family="paragraph" style:parent-style-name="Table_20_Contents">
      <style:text-properties officeooo:paragraph-rsid="00136a0d"/>
    </style:style>
    <style:style style:name="P54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55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56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7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58" style:family="paragraph" style:parent-style-name="Standard">
      <style:text-properties officeooo:paragraph-rsid="00151b00"/>
    </style:style>
    <style:style style:name="P59" style:family="paragraph" style:parent-style-name="Table_20_Contents">
      <style:text-properties officeooo:paragraph-rsid="00151b00"/>
    </style:style>
    <style:style style:name="P60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1" style:family="paragraph" style:parent-style-name="Standard">
      <style:text-properties officeooo:rsid="00199535" officeooo:paragraph-rsid="001f18be"/>
    </style:style>
    <style:style style:name="P62" style:family="paragraph" style:parent-style-name="Standard">
      <style:paragraph-properties fo:break-before="page"/>
      <style:text-properties officeooo:rsid="00199535" officeooo:paragraph-rsid="001f18be"/>
    </style:style>
    <style:style style:name="P63" style:family="paragraph" style:parent-style-name="Standard">
      <style:text-properties officeooo:rsid="00199535" officeooo:paragraph-rsid="00210df8"/>
    </style:style>
    <style:style style:name="P64" style:family="paragraph" style:parent-style-name="Standard">
      <style:text-properties officeooo:rsid="00199535" officeooo:paragraph-rsid="002f2686"/>
    </style:style>
    <style:style style:name="P65" style:family="paragraph" style:parent-style-name="Standard">
      <style:paragraph-properties fo:break-before="page"/>
      <style:text-properties officeooo:rsid="00199535" officeooo:paragraph-rsid="002f2686"/>
    </style:style>
    <style:style style:name="P66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7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68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69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70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71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72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73" style:family="paragraph" style:parent-style-name="Standard">
      <style:text-properties officeooo:rsid="00199535" officeooo:paragraph-rsid="00199535"/>
    </style:style>
    <style:style style:name="P74" style:family="paragraph" style:parent-style-name="Standard">
      <style:text-properties officeooo:rsid="00199535" officeooo:paragraph-rsid="004aae98"/>
    </style:style>
    <style:style style:name="P75" style:family="paragraph" style:parent-style-name="Standard">
      <style:paragraph-properties fo:break-before="page"/>
      <style:text-properties officeooo:rsid="00199535" officeooo:paragraph-rsid="004df65a"/>
    </style:style>
    <style:style style:name="P76" style:family="paragraph" style:parent-style-name="Standard">
      <style:text-properties officeooo:rsid="00199535" officeooo:paragraph-rsid="0058228f"/>
    </style:style>
    <style:style style:name="P77" style:family="paragraph" style:parent-style-name="Standard">
      <style:text-properties officeooo:rsid="00199535" officeooo:paragraph-rsid="0059487d"/>
    </style:style>
    <style:style style:name="P78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79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weight="bold" officeooo:rsid="00199535" officeooo:paragraph-rsid="0059487d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90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91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96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97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98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99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100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font-weight="bold" officeooo:rsid="002f2686" officeooo:paragraph-rsid="0059487d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rsid="0059487d" officeooo:paragraph-rsid="0059487d" style:font-weight-asian="bold" style:font-weight-complex="bold"/>
    </style:style>
    <style:style style:name="P123" style:family="paragraph" style:parent-style-name="Standard">
      <style:text-properties officeooo:rsid="00305189" officeooo:paragraph-rsid="00305189"/>
    </style:style>
    <style:style style:name="P124" style:family="paragraph" style:parent-style-name="Table_20_Contents">
      <style:text-properties officeooo:rsid="00305189" officeooo:paragraph-rsid="00305189"/>
    </style:style>
    <style:style style:name="P125" style:family="paragraph" style:parent-style-name="Table_20_Contents">
      <style:text-properties officeooo:rsid="00305189" officeooo:paragraph-rsid="0034431a"/>
    </style:style>
    <style:style style:name="P126" style:family="paragraph" style:parent-style-name="Standard">
      <style:text-properties officeooo:rsid="00305189" officeooo:paragraph-rsid="0034431a"/>
    </style:style>
    <style:style style:name="P127" style:family="paragraph" style:parent-style-name="Table_20_Contents">
      <style:text-properties officeooo:rsid="00305189" officeooo:paragraph-rsid="004ec9ea"/>
    </style:style>
    <style:style style:name="P128" style:family="paragraph" style:parent-style-name="Standard">
      <style:text-properties officeooo:rsid="00305189" officeooo:paragraph-rsid="0052fd3a"/>
    </style:style>
    <style:style style:name="P129" style:family="paragraph" style:parent-style-name="Table_20_Contents">
      <style:text-properties officeooo:rsid="00305189" officeooo:paragraph-rsid="0052fd3a"/>
    </style:style>
    <style:style style:name="P130" style:family="paragraph" style:parent-style-name="Standard">
      <style:text-properties officeooo:rsid="00305189" officeooo:paragraph-rsid="0058228f"/>
    </style:style>
    <style:style style:name="P131" style:family="paragraph" style:parent-style-name="Table_20_Contents">
      <style:text-properties officeooo:rsid="00305189" officeooo:paragraph-rsid="0058228f"/>
    </style:style>
    <style:style style:name="P132" style:family="paragraph" style:parent-style-name="Standard">
      <style:text-properties officeooo:rsid="00313118" officeooo:paragraph-rsid="00313118"/>
    </style:style>
    <style:style style:name="P133" style:family="paragraph" style:parent-style-name="Standard">
      <style:text-properties officeooo:rsid="00313118" officeooo:paragraph-rsid="004df65a"/>
    </style:style>
    <style:style style:name="P134" style:family="paragraph" style:parent-style-name="Standard">
      <style:text-properties officeooo:rsid="00313118" officeooo:paragraph-rsid="0058228f"/>
    </style:style>
    <style:style style:name="P135" style:family="paragraph" style:parent-style-name="Standard">
      <style:text-properties officeooo:paragraph-rsid="0034431a"/>
    </style:style>
    <style:style style:name="P136" style:family="paragraph" style:parent-style-name="Table_20_Contents">
      <style:text-properties officeooo:paragraph-rsid="0034431a"/>
    </style:style>
    <style:style style:name="P137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38" style:family="paragraph" style:parent-style-name="Table_20_Contents">
      <style:text-properties officeooo:rsid="0016763e" officeooo:paragraph-rsid="001837ed"/>
    </style:style>
    <style:style style:name="P139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40" style:family="paragraph" style:parent-style-name="Table_20_Contents">
      <style:text-properties officeooo:rsid="0016763e" officeooo:paragraph-rsid="00296f11"/>
    </style:style>
    <style:style style:name="P141" style:family="paragraph" style:parent-style-name="Table_20_Contents">
      <style:text-properties officeooo:paragraph-rsid="001837ed"/>
    </style:style>
    <style:style style:name="P142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43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44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45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46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47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48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49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50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51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152" style:family="paragraph" style:parent-style-name="Table_20_Contents">
      <style:paragraph-properties fo:text-align="start" style:justify-single-word="false"/>
      <style:text-properties officeooo:rsid="001a587a" officeooo:paragraph-rsid="0059487d"/>
    </style:style>
    <style:style style:name="P15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5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5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5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5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58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5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6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16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9487d" style:font-style-asian="normal" style:font-style-complex="normal"/>
    </style:style>
    <style:style style:name="P162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63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64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65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66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67" style:family="paragraph" style:parent-style-name="Table_20_Contents">
      <style:text-properties officeooo:paragraph-rsid="00296f11"/>
    </style:style>
    <style:style style:name="P168" style:family="paragraph" style:parent-style-name="Table_20_Contents">
      <style:text-properties officeooo:rsid="002c871f" officeooo:paragraph-rsid="002c871f"/>
    </style:style>
    <style:style style:name="P169" style:family="paragraph" style:parent-style-name="Table_20_Contents">
      <style:text-properties officeooo:rsid="002c871f" officeooo:paragraph-rsid="003a50be"/>
    </style:style>
    <style:style style:name="P170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71" style:family="paragraph" style:parent-style-name="Table_20_Contents">
      <style:text-properties officeooo:rsid="002c871f" officeooo:paragraph-rsid="004aae98"/>
    </style:style>
    <style:style style:name="P172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73" style:family="paragraph" style:parent-style-name="Text_20_body">
      <style:text-properties officeooo:rsid="00279ba3" officeooo:paragraph-rsid="00279ba3"/>
    </style:style>
    <style:style style:name="P174" style:family="paragraph" style:parent-style-name="Text_20_body">
      <style:text-properties officeooo:rsid="00279ba3" officeooo:paragraph-rsid="003a50be"/>
    </style:style>
    <style:style style:name="P175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76" style:family="paragraph" style:parent-style-name="Standard">
      <style:text-properties officeooo:paragraph-rsid="003a50be"/>
    </style:style>
    <style:style style:name="P177" style:family="paragraph" style:parent-style-name="Table_20_Contents">
      <style:text-properties officeooo:paragraph-rsid="003a50be"/>
    </style:style>
    <style:style style:name="P178" style:family="paragraph" style:parent-style-name="Text_20_body">
      <style:text-properties officeooo:paragraph-rsid="003a50be"/>
    </style:style>
    <style:style style:name="P179" style:family="paragraph" style:parent-style-name="Standard">
      <style:text-properties officeooo:paragraph-rsid="003ed13c"/>
    </style:style>
    <style:style style:name="P180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81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82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83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font-weight="normal" officeooo:rsid="00151b00" officeooo:paragraph-rsid="0058228f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fo:font-weight="normal" officeooo:rsid="0059487d" officeooo:paragraph-rsid="0059487d" style:font-weight-asian="normal" style:font-weight-complex="normal"/>
    </style:style>
    <style:style style:name="P203" style:family="paragraph" style:parent-style-name="Table_20_Contents">
      <style:text-properties officeooo:rsid="00442800" officeooo:paragraph-rsid="00442800"/>
    </style:style>
    <style:style style:name="P204" style:family="paragraph" style:parent-style-name="Standard">
      <style:text-properties officeooo:paragraph-rsid="004aae98"/>
    </style:style>
    <style:style style:name="P205" style:family="paragraph" style:parent-style-name="Table_20_Contents">
      <style:text-properties officeooo:paragraph-rsid="004aae98"/>
    </style:style>
    <style:style style:name="P206" style:family="paragraph" style:parent-style-name="Standard">
      <style:paragraph-properties fo:text-align="start" style:justify-single-word="false"/>
      <style:text-properties officeooo:paragraph-rsid="002a5c29"/>
    </style:style>
    <style:style style:name="P207" style:family="paragraph" style:parent-style-name="Standard">
      <style:text-properties officeooo:rsid="002a5c29" officeooo:paragraph-rsid="004aae98"/>
    </style:style>
    <style:style style:name="P208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209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210" style:family="paragraph" style:parent-style-name="Table_20_Contents">
      <style:paragraph-properties fo:text-align="start" style:justify-single-word="false"/>
      <style:text-properties officeooo:rsid="002f2686" officeooo:paragraph-rsid="0059487d"/>
    </style:style>
    <style:style style:name="P211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212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213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214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215" style:family="paragraph" style:parent-style-name="Standard">
      <style:text-properties officeooo:rsid="0034431a" officeooo:paragraph-rsid="004aae98"/>
    </style:style>
    <style:style style:name="P216" style:family="paragraph" style:parent-style-name="Standard">
      <style:text-properties officeooo:paragraph-rsid="0052fd3a"/>
    </style:style>
    <style:style style:name="P217" style:family="paragraph" style:parent-style-name="Table_20_Contents">
      <style:text-properties officeooo:paragraph-rsid="0052fd3a"/>
    </style:style>
    <style:style style:name="P218" style:family="paragraph" style:parent-style-name="Standard">
      <style:text-properties officeooo:rsid="003669c2" officeooo:paragraph-rsid="004aae98"/>
    </style:style>
    <style:style style:name="P219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20" style:family="paragraph" style:parent-style-name="Text_20_body">
      <style:text-properties officeooo:rsid="0054cf44" officeooo:paragraph-rsid="0054cf44" fo:background-color="#dde8cb"/>
    </style:style>
    <style:style style:name="P221" style:family="paragraph" style:parent-style-name="Table_20_Contents">
      <style:text-properties officeooo:paragraph-rsid="0058228f"/>
    </style:style>
    <style:style style:name="P222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23" style:family="paragraph" style:parent-style-name="Heading_20_3">
      <style:text-properties officeooo:rsid="0012257c" officeooo:paragraph-rsid="0012257c"/>
    </style:style>
    <style:style style:name="P224" style:family="paragraph" style:parent-style-name="Heading_20_3">
      <style:text-properties officeooo:rsid="0012257c" officeooo:paragraph-rsid="004aae98"/>
    </style:style>
    <style:style style:name="P225" style:family="paragraph" style:parent-style-name="Heading_20_3" style:master-page-name="">
      <style:paragraph-properties style:page-number="auto" fo:break-before="auto" fo:break-after="auto"/>
      <style:text-properties officeooo:rsid="00136a0d" officeooo:paragraph-rsid="00136a0d"/>
    </style:style>
    <style:style style:name="P226" style:family="paragraph" style:parent-style-name="Heading_20_3">
      <style:text-properties officeooo:rsid="0034431a" officeooo:paragraph-rsid="0034431a"/>
    </style:style>
    <style:style style:name="P227" style:family="paragraph" style:parent-style-name="Heading_20_3">
      <style:paragraph-properties fo:break-before="page"/>
      <style:text-properties officeooo:paragraph-rsid="003ed13c"/>
    </style:style>
    <style:style style:name="P228" style:family="paragraph" style:parent-style-name="Heading_20_4" style:master-page-name="">
      <style:paragraph-properties style:page-number="auto" fo:break-before="auto" fo:break-after="auto"/>
    </style:style>
    <style:style style:name="P229" style:family="paragraph" style:parent-style-name="Heading_20_4">
      <style:text-properties officeooo:rsid="00151b00" officeooo:paragraph-rsid="00151b00"/>
    </style:style>
    <style:style style:name="P230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31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32" style:family="paragraph" style:parent-style-name="Heading_20_4">
      <style:text-properties officeooo:rsid="00151b00" officeooo:paragraph-rsid="001837ed"/>
    </style:style>
    <style:style style:name="P233" style:family="paragraph" style:parent-style-name="Heading_20_4">
      <style:text-properties officeooo:rsid="00151b00" officeooo:paragraph-rsid="00296f11"/>
    </style:style>
    <style:style style:name="P234" style:family="paragraph" style:parent-style-name="Heading_20_4">
      <style:text-properties officeooo:rsid="00136a0d" officeooo:paragraph-rsid="00136a0d"/>
    </style:style>
    <style:style style:name="P235" style:family="paragraph" style:parent-style-name="Heading_20_4">
      <style:text-properties officeooo:rsid="00136a0d" officeooo:paragraph-rsid="0058228f"/>
    </style:style>
    <style:style style:name="P236" style:family="paragraph" style:parent-style-name="Heading_20_4">
      <style:text-properties officeooo:rsid="0052fd3a" officeooo:paragraph-rsid="0052fd3a"/>
    </style:style>
    <style:style style:name="P237" style:family="paragraph" style:parent-style-name="Heading_20_4">
      <style:text-properties officeooo:paragraph-rsid="004aae98"/>
    </style:style>
    <style:style style:name="P238" style:family="paragraph" style:parent-style-name="Heading_20_4">
      <style:paragraph-properties fo:break-before="page"/>
      <style:text-properties officeooo:paragraph-rsid="004aae98"/>
    </style:style>
    <style:style style:name="P239" style:family="paragraph" style:parent-style-name="Heading_20_4">
      <style:text-properties officeooo:rsid="0034431a" officeooo:paragraph-rsid="0034431a"/>
    </style:style>
    <style:style style:name="P240" style:family="paragraph" style:parent-style-name="Standard">
      <style:text-properties officeooo:rsid="00199535" officeooo:paragraph-rsid="004df65a"/>
    </style:style>
    <style:style style:name="P241" style:family="paragraph" style:parent-style-name="Standard">
      <style:text-properties officeooo:rsid="00199535" officeooo:paragraph-rsid="005b5f44"/>
    </style:style>
    <style:style style:name="P242" style:family="paragraph" style:parent-style-name="Standard" style:master-page-name="">
      <style:paragraph-properties style:page-number="auto" fo:break-before="auto" fo:break-after="auto"/>
      <style:text-properties officeooo:rsid="00199535" officeooo:paragraph-rsid="005b5f44"/>
    </style:style>
    <style:style style:name="P243" style:family="paragraph" style:parent-style-name="Standard">
      <style:text-properties officeooo:paragraph-rsid="005b5f44"/>
    </style:style>
    <style:style style:name="P244" style:family="paragraph" style:parent-style-name="Standard">
      <style:text-properties officeooo:rsid="00313118" officeooo:paragraph-rsid="004df65a"/>
    </style:style>
    <style:style style:name="P245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weight="bold" officeooo:rsid="00199535" officeooo:paragraph-rsid="005d04e4" style:font-weight-asian="bold" style:font-weight-complex="bold"/>
    </style:style>
    <style:style style:name="P246" style:family="paragraph" style:parent-style-name="Standard">
      <style:text-properties officeooo:paragraph-rsid="004aae98"/>
    </style:style>
    <style:style style:name="P247" style:family="paragraph" style:parent-style-name="Table_20_Contents">
      <style:paragraph-properties fo:text-align="start" style:justify-single-word="false"/>
      <style:text-properties fo:font-weight="bold" officeooo:rsid="00199535" officeooo:paragraph-rsid="005b5f44" style:font-weight-asian="bold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fo:font-weight="normal" officeooo:rsid="005b07f4" officeooo:paragraph-rsid="005b07f4" style:font-weight-asian="normal" style:font-weight-complex="normal"/>
    </style:style>
    <style:style style:name="P24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b5f44" style:font-style-asian="normal" style:font-style-complex="normal"/>
    </style:style>
    <style:style style:name="P250" style:family="paragraph" style:parent-style-name="Table_20_Contents">
      <style:paragraph-properties fo:text-align="start" style:justify-single-word="false"/>
      <style:text-properties officeooo:rsid="001a587a" officeooo:paragraph-rsid="005b5f44"/>
    </style:style>
    <style:style style:name="P251" style:family="paragraph" style:parent-style-name="Table_20_Contents">
      <style:paragraph-properties fo:text-align="start" style:justify-single-word="false"/>
      <style:text-properties fo:font-style="italic" officeooo:rsid="004df65a" officeooo:paragraph-rsid="005b5f44" style:font-style-asian="italic" style:font-style-complex="italic"/>
    </style:style>
    <style:style style:name="P252" style:family="paragraph" style:parent-style-name="Table_20_Contents">
      <style:paragraph-properties fo:text-align="start" style:justify-single-word="false"/>
      <style:text-properties fo:font-style="italic" officeooo:rsid="005d04e4" officeooo:paragraph-rsid="005d04e4" style:font-style-asian="italic" style:font-style-complex="italic"/>
    </style:style>
    <style:style style:name="P253" style:family="paragraph" style:parent-style-name="Table_20_Contents">
      <style:paragraph-properties fo:text-align="start" style:justify-single-word="false"/>
      <style:text-properties officeooo:rsid="005d04e4" officeooo:paragraph-rsid="005d04e4"/>
    </style:style>
    <style:style style:name="P254" style:family="paragraph" style:parent-style-name="Text_20_body">
      <style:text-properties officeooo:rsid="00279ba3" officeooo:paragraph-rsid="003a50be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36a0d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fo:font-weight="bold" officeooo:rsid="0058228f" style:font-weight-asian="bold" style:font-weight-complex="bold"/>
    </style:style>
    <style:style style:name="T26" style:family="text">
      <style:text-properties fo:font-weight="bold" officeooo:rsid="0059487d" style:font-weight-asian="bold" style:font-weight-complex="bold"/>
    </style:style>
    <style:style style:name="T27" style:family="text">
      <style:text-properties fo:font-weight="bold" officeooo:rsid="005d04e4" style:font-weight-asian="bold" style:font-weight-complex="bold"/>
    </style:style>
    <style:style style:name="T28" style:family="text">
      <style:text-properties officeooo:rsid="00303092"/>
    </style:style>
    <style:style style:name="T29" style:family="text">
      <style:text-properties officeooo:rsid="00305189"/>
    </style:style>
    <style:style style:name="T30" style:family="text">
      <style:text-properties officeooo:rsid="0034431a"/>
    </style:style>
    <style:style style:name="T31" style:family="text">
      <style:text-properties officeooo:rsid="003a50be"/>
    </style:style>
    <style:style style:name="T32" style:family="text">
      <style:text-properties officeooo:rsid="003c342c"/>
    </style:style>
    <style:style style:name="T33" style:family="text">
      <style:text-properties officeooo:rsid="003f35c3"/>
    </style:style>
    <style:style style:name="T34" style:family="text">
      <style:text-properties officeooo:rsid="00419ba4"/>
    </style:style>
    <style:style style:name="T35" style:family="text">
      <style:text-properties officeooo:rsid="00442800"/>
    </style:style>
    <style:style style:name="T36" style:family="text">
      <style:text-properties officeooo:rsid="00296f11"/>
    </style:style>
    <style:style style:name="T37" style:family="text">
      <style:text-properties officeooo:rsid="004c85f7"/>
    </style:style>
    <style:style style:name="T38" style:family="text">
      <style:text-properties officeooo:rsid="004df65a"/>
    </style:style>
    <style:style style:name="T39" style:family="text">
      <style:text-properties officeooo:rsid="003ed13c"/>
    </style:style>
    <style:style style:name="T40" style:family="text">
      <style:text-properties fo:background-color="#b4c7dc" loext:char-shading-value="0"/>
    </style:style>
    <style:style style:name="T41" style:family="text">
      <style:text-properties officeooo:rsid="0054f63f"/>
    </style:style>
    <style:style style:name="T42" style:family="text">
      <style:text-properties officeooo:rsid="0055ebf5"/>
    </style:style>
    <style:style style:name="T43" style:family="text">
      <style:text-properties officeooo:rsid="0058228f"/>
    </style:style>
    <style:style style:name="T44" style:family="text">
      <style:text-properties officeooo:rsid="00279ba3"/>
    </style:style>
    <style:style style:name="T45" style:family="text">
      <style:text-properties officeooo:rsid="0059487d"/>
    </style:style>
    <style:style style:name="T46" style:family="text">
      <style:text-properties officeooo:rsid="0059c010"/>
    </style:style>
    <style:style style:name="T47" style:family="text">
      <style:text-properties officeooo:rsid="0059fdfb"/>
    </style:style>
    <style:style style:name="T48" style:family="text">
      <style:text-properties officeooo:rsid="005d04e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Register <text:span text:style-name="T45">M</text:span>ap for the OpenHT</text:p>
      <text:p text:style-name="P50">Wojciech Kaczmarski, SP5WWP<text:line-break/>M17 Project, <text:span text:style-name="T45">April</text:span> 2023</text:p>
      <text:h text:style-name="P223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1629104407088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>15</text:p>
          </table:table-cell>
          <table:table-cell table:style-name="Table1.A1" office:value-type="string">
            <text:p text:style-name="P27">14</text:p>
          </table:table-cell>
          <table:table-cell table:style-name="Table1.A1" office:value-type="string">
            <text:p text:style-name="P27">13</text:p>
          </table:table-cell>
          <table:table-cell table:style-name="Table1.A1" office:value-type="string">
            <text:p text:style-name="P27">12</text:p>
          </table:table-cell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0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1629104414576">
          <table:table-cell table:style-name="Table1.A1" office:value-type="string">
            <text:p text:style-name="P94"><text:span text:style-name="T2">0x</text:span>0000</text:p>
          </table:table-cell>
          <table:table-cell table:style-name="Table1.B2" office:value-type="string">
            <text:p text:style-name="P121">SSB</text:p>
          </table:table-cell>
          <table:table-cell table:style-name="Table1.B2" table:number-columns-spanned="3" office:value-type="string">
            <text:p text:style-name="P111">MOD</text:p>
          </table:table-cell>
          <table:covered-table-cell/>
          <table:covered-table-cell/>
          <table:table-cell table:style-name="Table1.F2" table:number-columns-spanned="3" office:value-type="string">
            <text:p text:style-name="P104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10">RESERVED</text:p>
          </table:table-cell>
          <table:covered-table-cell/>
          <table:covered-table-cell/>
          <table:table-cell table:style-name="Table1.L2" office:value-type="string">
            <text:p text:style-name="P106">PD</text:p>
          </table:table-cell>
          <table:table-cell table:style-name="Table1.M2" table:number-columns-spanned="3" office:value-type="string">
            <text:p text:style-name="P108">DEMOD</text:p>
          </table:table-cell>
          <table:covered-table-cell/>
          <table:covered-table-cell/>
          <table:table-cell table:style-name="Table1.P2" table:number-columns-spanned="2" office:value-type="string">
            <text:p text:style-name="P89">BAND</text:p>
          </table:table-cell>
          <table:covered-table-cell/>
        </table:table-row>
        <table:table-row table:style-name="TableLine1629104398736">
          <table:table-cell table:style-name="Table1.A1" office:value-type="string">
            <text:p text:style-name="P168">0x000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1629104403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</table:table-row>
      </table:table>
      <text:p text:style-name="Standard"/>
      <text:p text:style-name="P61">Bits [1:0] – <text:span text:style-name="T23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1629104400464">
          <table:table-cell table:style-name="Table12.A1" table:number-rows-spanned="5" office:value-type="string">
            <text:p text:style-name="P82">BAND</text:p>
          </table:table-cell>
          <table:table-cell table:style-name="Table12.B1" office:value-type="string">
            <text:p text:style-name="P82">Value</text:p>
          </table:table-cell>
          <table:table-cell table:style-name="Table12.C1" office:value-type="string">
            <text:p text:style-name="P82">Description</text:p>
          </table:table-cell>
        </table:table-row>
        <table:table-row table:style-name="TableLine1629104407664">
          <table:covered-table-cell table:style-name="Table12.A1"/>
          <table:table-cell table:style-name="Table12.B2" office:value-type="string">
            <text:p text:style-name="P153">0x0</text:p>
          </table:table-cell>
          <table:table-cell table:style-name="Table12.C2" office:value-type="string">
            <text:p text:style-name="P144"><text:span text:style-name="T38">s</text:span>ub-GHz <text:span text:style-name="T9">(default)</text:span></text:p>
          </table:table-cell>
        </table:table-row>
        <table:table-row table:style-name="TableLine1629104405936">
          <table:covered-table-cell table:style-name="Table12.A1"/>
          <table:table-cell table:style-name="Table12.B4" office:value-type="string">
            <text:p text:style-name="P144">0x1</text:p>
          </table:table-cell>
          <table:table-cell table:style-name="Table12.C4" office:value-type="string">
            <text:p text:style-name="P144">2.4 GHz</text:p>
          </table:table-cell>
        </table:table-row>
        <table:table-row table:style-name="TableLine1629104406224">
          <table:covered-table-cell table:style-name="Table12.A1"/>
          <table:table-cell table:style-name="Table12.B4" office:value-type="string">
            <text:p text:style-name="P144">0x2</text:p>
          </table:table-cell>
          <table:table-cell table:style-name="Table12.C4" office:value-type="string">
            <text:p text:style-name="P163">invalid</text:p>
          </table:table-cell>
        </table:table-row>
        <table:table-row table:style-name="TableLine1629104410544">
          <table:covered-table-cell table:style-name="Table12.A1"/>
          <table:table-cell table:style-name="Table12.B5" office:value-type="string">
            <text:p text:style-name="P144">0x3</text:p>
          </table:table-cell>
          <table:table-cell table:style-name="Table12.C5" office:value-type="string">
            <text:p text:style-name="P163">invalid</text:p>
          </table:table-cell>
        </table:table-row>
      </table:table>
      <text:p text:style-name="P73"/>
      <text:p text:style-name="P62">Bits [<text:span text:style-name="T8">4:2</text:span>] – <text:span text:style-name="T23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1629104425520">
          <table:table-cell table:style-name="Table13.A1" table:number-rows-spanned="5" office:value-type="string">
            <text:p text:style-name="P109">DEMOD</text:p>
          </table:table-cell>
          <table:table-cell table:style-name="Table13.B1" office:value-type="string">
            <text:p text:style-name="P83">Value</text:p>
          </table:table-cell>
          <table:table-cell table:style-name="Table13.C1" office:value-type="string">
            <text:p text:style-name="P83">Description</text:p>
          </table:table-cell>
        </table:table-row>
        <table:table-row table:style-name="TableLine1629104431568">
          <table:covered-table-cell table:style-name="Table13.A1"/>
          <table:table-cell table:style-name="Table13.B2" office:value-type="string">
            <text:p text:style-name="P154">0x0</text:p>
          </table:table-cell>
          <table:table-cell table:style-name="Table13.C2" office:value-type="string">
            <text:p text:style-name="P162">FM <text:span text:style-name="T9">(default)</text:span></text:p>
          </table:table-cell>
        </table:table-row>
        <table:table-row table:style-name="TableLine1629104415728">
          <table:covered-table-cell table:style-name="Table13.A1"/>
          <table:table-cell table:style-name="Table13.B4" office:value-type="string">
            <text:p text:style-name="P145">0x1</text:p>
          </table:table-cell>
          <table:table-cell table:style-name="Table13.C4" office:value-type="string">
            <text:p text:style-name="P162">AM</text:p>
          </table:table-cell>
        </table:table-row>
        <table:table-row table:style-name="TableLine1629104428400">
          <table:covered-table-cell table:style-name="Table13.A1"/>
          <table:table-cell table:style-name="Table13.B4" office:value-type="string">
            <text:p text:style-name="P145">0x2</text:p>
          </table:table-cell>
          <table:table-cell table:style-name="Table13.C4" office:value-type="string">
            <text:p text:style-name="P162">SSB</text:p>
          </table:table-cell>
        </table:table-row>
        <table:table-row table:style-name="TableLine1629104433008">
          <table:covered-table-cell table:style-name="Table13.A1"/>
          <table:table-cell table:style-name="Table13.B5" office:value-type="string">
            <text:p text:style-name="P145">0x3 <text:span text:style-name="T11">to </text:span><text:span text:style-name="T10">0x7</text:span></text:p>
          </table:table-cell>
          <table:table-cell table:style-name="Table13.C5" office:value-type="string">
            <text:p text:style-name="P145"><text:span text:style-name="T10">r</text:span>eserved</text:p>
          </table:table-cell>
        </table:table-row>
      </table:table>
      <text:p text:style-name="P61"/>
      <text:p text:style-name="P61">Bit [<text:span text:style-name="T9">5</text:span>] – <text:span text:style-name="T23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1629104416880">
          <table:table-cell table:style-name="Table14.A1" table:number-rows-spanned="3" office:value-type="string">
            <text:p text:style-name="P107">PD</text:p>
          </table:table-cell>
          <table:table-cell table:style-name="Table14.B1" office:value-type="string">
            <text:p text:style-name="P84">Value</text:p>
          </table:table-cell>
          <table:table-cell table:style-name="Table14.C1" office:value-type="string">
            <text:p text:style-name="P84">Description</text:p>
          </table:table-cell>
        </table:table-row>
        <table:table-row table:style-name="TableLine1629104418320">
          <table:covered-table-cell table:style-name="Table14.A1"/>
          <table:table-cell table:style-name="Table14.B2" office:value-type="string">
            <text:p text:style-name="P155">0x0</text:p>
          </table:table-cell>
          <table:table-cell table:style-name="Table14.C2" office:value-type="string">
            <text:p text:style-name="P163"><text:span text:style-name="T10">p</text:span>hase dithering disabled (default)</text:p>
          </table:table-cell>
        </table:table-row>
        <table:table-row table:style-name="TableLine1629104428976">
          <table:covered-table-cell table:style-name="Table14.A1"/>
          <table:table-cell table:style-name="Table14.B3" office:value-type="string">
            <text:p text:style-name="P146">0x<text:span text:style-name="T9">1</text:span></text:p>
          </table:table-cell>
          <table:table-cell table:style-name="Table14.C3" office:value-type="string">
            <text:p text:style-name="P163">phase dithering enabled</text:p>
          </table:table-cell>
        </table:table-row>
      </table:table>
      <text:p text:style-name="P61"/>
      <text:p text:style-name="P63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1629104419760">
          <table:table-cell table:style-name="Table15.A1" table:number-rows-spanned="3" office:value-type="string">
            <text:p text:style-name="P114">RESERVED</text:p>
          </table:table-cell>
          <table:table-cell table:style-name="Table15.B1" office:value-type="string">
            <text:p text:style-name="P80">Value</text:p>
          </table:table-cell>
          <table:table-cell table:style-name="Table15.C1" office:value-type="string">
            <text:p text:style-name="P80">Description</text:p>
          </table:table-cell>
        </table:table-row>
        <table:table-row table:style-name="TableLine1629104426096">
          <table:covered-table-cell table:style-name="Table15.A1"/>
          <table:table-cell table:style-name="Table15.B2" office:value-type="string">
            <text:p text:style-name="P156">0x0</text:p>
          </table:table-cell>
          <table:table-cell table:style-name="Table15.C2" office:value-type="string">
            <text:p text:style-name="P164">-</text:p>
          </table:table-cell>
        </table:table-row>
        <table:table-row table:style-name="TableLine1629104429552">
          <table:covered-table-cell table:style-name="Table15.A1"/>
          <table:table-cell table:style-name="Table15.B3" office:value-type="string">
            <text:p text:style-name="P147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64">-</text:p>
          </table:table-cell>
        </table:table-row>
      </table:table>
      <text:p text:style-name="P63"/>
      <text:p text:style-name="P63">Bit [<text:span text:style-name="T1">11:9</text:span>] – <text:span text:style-name="T22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1629104424080">
          <table:table-cell table:style-name="Table16.A1" table:number-rows-spanned="4" office:value-type="string">
            <text:p text:style-name="P105">IO0_SRC</text:p>
          </table:table-cell>
          <table:table-cell table:style-name="Table16.B1" office:value-type="string">
            <text:p text:style-name="P80">Value</text:p>
          </table:table-cell>
          <table:table-cell table:style-name="Table16.C1" office:value-type="string">
            <text:p text:style-name="P80">Description</text:p>
          </table:table-cell>
        </table:table-row>
        <table:table-row table:style-name="TableLine1629104422064">
          <table:covered-table-cell table:style-name="Table16.A1"/>
          <table:table-cell table:style-name="Table16.B2" office:value-type="string">
            <text:p text:style-name="P156">0x0</text:p>
          </table:table-cell>
          <table:table-cell table:style-name="Table16.C2" office:value-type="string">
            <text:p text:style-name="P164"><text:span text:style-name="T38">l</text:span><text:span text:style-name="T20">ogic low</text:span> (default)</text:p>
          </table:table-cell>
        </table:table-row>
        <table:table-row table:style-name="TableLine1629104420912">
          <table:covered-table-cell table:style-name="Table16.A1"/>
          <table:table-cell table:style-name="Table16.B3" office:value-type="string">
            <text:p text:style-name="P147">0x<text:span text:style-name="T9">1</text:span></text:p>
          </table:table-cell>
          <table:table-cell table:style-name="Table16.C3" office:value-type="string">
            <text:p text:style-name="P51"><text:span text:style-name="T14">DRDY</text:span> signal</text:p>
          </table:table-cell>
        </table:table-row>
        <table:table-row table:style-name="TableLine1629104427248">
          <table:covered-table-cell table:style-name="Table16.A1"/>
          <table:table-cell table:style-name="Table16.B4" office:value-type="string">
            <text:p text:style-name="P147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66">reserved</text:p>
          </table:table-cell>
        </table:table-row>
      </table:table>
      <text:p text:style-name="P63"/>
      <text:p text:style-name="P65">Bits [1<text:span text:style-name="T20">4</text:span>:<text:span text:style-name="T20">12</text:span>] – <text:span text:style-name="T21">MOD</text:span><text:span text:style-name="T9"> </text:span>– <text:span text:style-name="T9">select </text:span><text:span text:style-name="T28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1629104419472">
          <table:table-cell table:style-name="Table22.A1" table:number-rows-spanned="5" office:value-type="string">
            <text:p text:style-name="P113">MOD</text:p>
          </table:table-cell>
          <table:table-cell table:style-name="Table22.B1" office:value-type="string">
            <text:p text:style-name="P81">Value</text:p>
          </table:table-cell>
          <table:table-cell table:style-name="Table22.C1" office:value-type="string">
            <text:p text:style-name="P81">Description</text:p>
          </table:table-cell>
        </table:table-row>
        <table:table-row table:style-name="TableLine1629104427824">
          <table:covered-table-cell table:style-name="Table22.A1"/>
          <table:table-cell table:style-name="Table22.B2" office:value-type="string">
            <text:p text:style-name="P157">0x0</text:p>
          </table:table-cell>
          <table:table-cell table:style-name="Table22.C2" office:value-type="string">
            <text:p text:style-name="P148"><text:span text:style-name="T28">FM</text:span> <text:span text:style-name="T9">(default)</text:span></text:p>
          </table:table-cell>
        </table:table-row>
        <table:table-row table:style-name="TableLine1629104430128">
          <table:covered-table-cell table:style-name="Table22.A1"/>
          <table:table-cell table:style-name="Table22.B4" office:value-type="string">
            <text:p text:style-name="P148">0x1</text:p>
          </table:table-cell>
          <table:table-cell table:style-name="Table22.C4" office:value-type="string">
            <text:p text:style-name="P172">AM</text:p>
          </table:table-cell>
        </table:table-row>
        <table:table-row table:style-name="TableLine1629104430992">
          <table:covered-table-cell table:style-name="Table22.A1"/>
          <table:table-cell table:style-name="Table22.B4" office:value-type="string">
            <text:p text:style-name="P148">0x2</text:p>
          </table:table-cell>
          <table:table-cell table:style-name="Table22.C4" office:value-type="string">
            <text:p text:style-name="P172">SSB</text:p>
          </table:table-cell>
        </table:table-row>
        <table:table-row table:style-name="TableLine1629104434160">
          <table:covered-table-cell table:style-name="Table22.A1"/>
          <table:table-cell table:style-name="Table22.B5" office:value-type="string">
            <text:p text:style-name="P148">0x3 <text:span text:style-name="T28">to 0x7</text:span></text:p>
          </table:table-cell>
          <table:table-cell table:style-name="Table22.C5" office:value-type="string">
            <text:p text:style-name="P165">invalid</text:p>
          </table:table-cell>
        </table:table-row>
      </table:table>
      <text:p text:style-name="P64"/>
      <text:p text:style-name="P134">Bit [15] <text:span text:style-name="T7">– </text:span><text:span text:style-name="T25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1629104433296">
          <table:table-cell table:style-name="Table29.A1" table:number-rows-spanned="3" office:value-type="string">
            <text:p text:style-name="P120">SSB</text:p>
          </table:table-cell>
          <table:table-cell table:style-name="Table29.B1" office:value-type="string">
            <text:p text:style-name="P87">Value</text:p>
          </table:table-cell>
          <table:table-cell table:style-name="Table29.C1" office:value-type="string">
            <text:p text:style-name="P87">Description</text:p>
          </table:table-cell>
        </table:table-row>
        <table:table-row table:style-name="TableLine1629104310032">
          <table:covered-table-cell table:style-name="Table29.A1"/>
          <table:table-cell table:style-name="Table29.B2" office:value-type="string">
            <text:p text:style-name="P160">0x0</text:p>
          </table:table-cell>
          <table:table-cell table:style-name="Table29.C2" office:value-type="string">
            <text:p text:style-name="P222">USB (default)</text:p>
          </table:table-cell>
        </table:table-row>
        <table:table-row table:style-name="TableLine1629104307728">
          <table:covered-table-cell table:style-name="Table29.A1"/>
          <table:table-cell table:style-name="Table29.B3" office:value-type="string">
            <text:p text:style-name="P151">0x<text:span text:style-name="T9">1</text:span></text:p>
          </table:table-cell>
          <table:table-cell table:style-name="Table29.C3" office:value-type="string">
            <text:p text:style-name="P222">LSB</text:p>
          </table:table-cell>
        </table:table-row>
      </table:table>
      <text:p text:style-name="P76"/>
      <text:p text:style-name="P132"/>
      <text:h text:style-name="P228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1629104304272"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28">15</text:p>
          </table:table-cell>
          <table:table-cell table:style-name="Table3.A1" office:value-type="string">
            <text:p text:style-name="P28">14</text:p>
          </table:table-cell>
          <table:table-cell table:style-name="Table3.A1" office:value-type="string">
            <text:p text:style-name="P28">13</text:p>
          </table:table-cell>
          <table:table-cell table:style-name="Table3.A1" office:value-type="string">
            <text:p text:style-name="P28">12</text:p>
          </table:table-cell>
          <table:table-cell table:style-name="Table3.A1" office:value-type="string">
            <text:p text:style-name="P28">11</text:p>
          </table:table-cell>
          <table:table-cell table:style-name="Table3.A1" office:value-type="string">
            <text:p text:style-name="P28">10</text:p>
          </table:table-cell>
          <table:table-cell table:style-name="Table3.A1" office:value-type="string">
            <text:p text:style-name="P28">9</text:p>
          </table:table-cell>
          <table:table-cell table:style-name="Table3.A1" office:value-type="string">
            <text:p text:style-name="P28">8</text:p>
          </table:table-cell>
          <table:table-cell table:style-name="Table3.A1" office:value-type="string">
            <text:p text:style-name="P28">7</text:p>
          </table:table-cell>
          <table:table-cell table:style-name="Table3.A1" office:value-type="string">
            <text:p text:style-name="P28">6</text:p>
          </table:table-cell>
          <table:table-cell table:style-name="Table3.A1" office:value-type="string">
            <text:p text:style-name="P28">5</text:p>
          </table:table-cell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8">3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1629104320688">
          <table:table-cell table:style-name="Table3.A1" office:value-type="string">
            <text:p text:style-name="P93"><text:span text:style-name="T2">0x</text:span>000<text:span text:style-name="T30">1</text:span>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P2" table:number-columns-spanned="2" office:value-type="string">
            <text:p text:style-name="P117">STATE</text:p>
          </table:table-cell>
          <table:covered-table-cell/>
        </table:table-row>
        <table:table-row table:style-name="TableLine1629104310320">
          <table:table-cell table:style-name="Table3.A1" office:value-type="string">
            <text:p text:style-name="P168">0x000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1629104304848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</table:table-row>
      </table:table>
      <text:p text:style-name="P25"/>
      <text:p text:style-name="P75">Bits [1:0] – <text:span text:style-name="T24">STATE</text:span><text:span text:style-name="T9"> </text:span>– <text:span text:style-name="T38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1629104310608">
          <table:table-cell table:style-name="Table20.A1" table:number-rows-spanned="5" office:value-type="string">
            <text:p text:style-name="P118">STATE</text:p>
          </table:table-cell>
          <table:table-cell table:style-name="Table20.B1" office:value-type="string">
            <text:p text:style-name="P86">Value</text:p>
          </table:table-cell>
          <table:table-cell table:style-name="Table20.C1" office:value-type="string">
            <text:p text:style-name="P86">Description</text:p>
          </table:table-cell>
        </table:table-row>
        <table:table-row table:style-name="TableLine1629104318672">
          <table:covered-table-cell table:style-name="Table20.A1"/>
          <table:table-cell table:style-name="Table20.B2" office:value-type="string">
            <text:p text:style-name="P159">0x0</text:p>
          </table:table-cell>
          <table:table-cell table:style-name="Table20.C2" office:value-type="string">
            <text:p text:style-name="P150"><text:span text:style-name="T38">idle</text:span> <text:span text:style-name="T9">(default)</text:span></text:p>
          </table:table-cell>
        </table:table-row>
        <table:table-row table:style-name="TableLine1629104306864">
          <table:covered-table-cell table:style-name="Table20.A1"/>
          <table:table-cell table:style-name="Table20.B4" office:value-type="string">
            <text:p text:style-name="P150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1629104319536">
          <table:covered-table-cell table:style-name="Table20.A1"/>
          <table:table-cell table:style-name="Table20.B4" office:value-type="string">
            <text:p text:style-name="P150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1629104320112">
          <table:covered-table-cell table:style-name="Table20.A1"/>
          <table:table-cell table:style-name="Table20.B5" office:value-type="string">
            <text:p text:style-name="P150">0x3</text:p>
          </table:table-cell>
          <table:table-cell table:style-name="Table20.C5" office:value-type="string">
            <text:p text:style-name="P214">reserved</text:p>
          </table:table-cell>
        </table:table-row>
      </table:table>
      <text:p text:style-name="P240"/>
      <text:p text:style-name="P242">Bits [<text:span text:style-name="T48">7</text:span>:<text:span text:style-name="T48">2</text:span>] – <text:span text:style-name="T27">CTCSS_TX</text:span><text:span text:style-name="T9"> </text:span>– <text:span text:style-name="T38">set the </text:span><text:span text:style-name="T48">transmitter’s CTCSS frequency (in hertz)</text:span></text:p>
      <table:table table:name="Table31" table:style-name="Table31">
        <table:table-column table:style-name="Table31.A" table:number-columns-repeated="2"/>
        <table:table-column table:style-name="Table31.C"/>
        <table:table-row table:style-name="TableLine1629128129040">
          <table:table-cell table:style-name="Table31.A1" table:number-rows-spanned="6" office:value-type="string">
            <text:p text:style-name="P245"><text:span text:style-name="T48">CTCSS_TX</text:span></text:p>
          </table:table-cell>
          <table:table-cell table:style-name="Table31.B1" office:value-type="string">
            <text:p text:style-name="P247">Value</text:p>
          </table:table-cell>
          <table:table-cell table:style-name="Table31.C1" office:value-type="string">
            <text:p text:style-name="P247">Description</text:p>
          </table:table-cell>
        </table:table-row>
        <table:table-row table:style-name="TableLine1629128158416">
          <table:covered-table-cell table:style-name="Table31.A1"/>
          <table:table-cell table:style-name="Table31.B2" office:value-type="string">
            <text:p text:style-name="P249">0x0<text:span text:style-name="T48">0</text:span></text:p>
          </table:table-cell>
          <table:table-cell table:style-name="Table31.C2" office:value-type="string">
            <text:p text:style-name="P250"><text:span text:style-name="T48">none</text:span> <text:span text:style-name="T9">(default)</text:span></text:p>
          </table:table-cell>
        </table:table-row>
        <table:table-row table:style-name="TableLine1629128156688">
          <table:covered-table-cell table:style-name="Table31.A1"/>
          <table:table-cell table:style-name="Table31.B5" office:value-type="string">
            <text:p text:style-name="P250">0x<text:span text:style-name="T48">0</text:span>1</text:p>
          </table:table-cell>
          <table:table-cell table:style-name="Table31.C5" office:value-type="string">
            <text:p text:style-name="P252">67.0</text:p>
          </table:table-cell>
        </table:table-row>
        <table:table-row table:style-name="TableLine1629128156688">
          <table:covered-table-cell table:style-name="Table31.A4"/>
          <table:table-cell table:style-name="Table31.B5" office:value-type="string">
            <text:p text:style-name="P253">0x02</text:p>
          </table:table-cell>
          <table:table-cell table:style-name="Table31.C5" office:value-type="string">
            <text:p text:style-name="P252">69.3</text:p>
          </table:table-cell>
        </table:table-row>
        <table:table-row table:style-name="TableLine1629128154960">
          <table:covered-table-cell table:style-name="Table31.A1"/>
          <table:table-cell table:style-name="Table31.B5" office:value-type="string">
            <text:p text:style-name="P250">...</text:p>
          </table:table-cell>
          <table:table-cell table:style-name="Table31.C5" office:value-type="string">
            <text:p text:style-name="P251">...</text:p>
          </table:table-cell>
        </table:table-row>
        <table:table-row table:style-name="TableLine1629128146896">
          <table:covered-table-cell table:style-name="Table31.A1"/>
          <table:table-cell table:style-name="Table31.B6" office:value-type="string">
            <text:p text:style-name="P250">0x<text:span text:style-name="T48">3F</text:span></text:p>
          </table:table-cell>
          <table:table-cell table:style-name="Table31.C6" office:value-type="string">
            <text:p text:style-name="P252">254.1</text:p>
          </table:table-cell>
        </table:table-row>
      </table:table>
      <text:p text:style-name="P241"/>
      <text:p text:style-name="P133">Bit<text:span text:style-name="T38">s </text:span>[15:<text:span text:style-name="T48">8</text:span>] <text:span text:style-name="T7">– </text:span>reserved.</text:p>
      <text:p text:style-name="P133"/>
      <text:h text:style-name="P229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1629104320976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30">15</text:p>
          </table:table-cell>
          <table:table-cell table:style-name="Table8.A1" office:value-type="string">
            <text:p text:style-name="P30">14</text:p>
          </table:table-cell>
          <table:table-cell table:style-name="Table8.A1" office:value-type="string">
            <text:p text:style-name="P30">13</text:p>
          </table:table-cell>
          <table:table-cell table:style-name="Table8.A1" office:value-type="string">
            <text:p text:style-name="P30">12</text:p>
          </table:table-cell>
          <table:table-cell table:style-name="Table8.A1" office:value-type="string">
            <text:p text:style-name="P30">11</text:p>
          </table:table-cell>
          <table:table-cell table:style-name="Table8.A1" office:value-type="string">
            <text:p text:style-name="P30">10</text:p>
          </table:table-cell>
          <table:table-cell table:style-name="Table8.A1" office:value-type="string">
            <text:p text:style-name="P30">9</text:p>
          </table:table-cell>
          <table:table-cell table:style-name="Table8.A1" office:value-type="string">
            <text:p text:style-name="P30">8</text:p>
          </table:table-cell>
          <table:table-cell table:style-name="Table8.A1" office:value-type="string">
            <text:p text:style-name="P30">7</text:p>
          </table:table-cell>
          <table:table-cell table:style-name="Table8.A1" office:value-type="string">
            <text:p text:style-name="P30">6</text:p>
          </table:table-cell>
          <table:table-cell table:style-name="Table8.A1" office:value-type="string">
            <text:p text:style-name="P30">5</text:p>
          </table:table-cell>
          <table:table-cell table:style-name="Table8.A1" office:value-type="string">
            <text:p text:style-name="P30">4</text:p>
          </table:table-cell>
          <table:table-cell table:style-name="Table8.A1" office:value-type="string">
            <text:p text:style-name="P30">3</text:p>
          </table:table-cell>
          <table:table-cell table:style-name="Table8.A1" office:value-type="string">
            <text:p text:style-name="P30">2</text:p>
          </table:table-cell>
          <table:table-cell table:style-name="Table8.A1" office:value-type="string">
            <text:p text:style-name="P30">1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1629104305424">
          <table:table-cell table:style-name="Table8.A1" office:value-type="string">
            <text:p text:style-name="P92"><text:span text:style-name="T2">0x</text:span>000<text:span text:style-name="T30">2</text:span></text:p>
          </table:table-cell>
          <table:table-cell table:style-name="Table8.B2" office:value-type="string">
            <text:p text:style-name="P54">MSB</text:p>
          </table:table-cell>
          <table:table-cell table:style-name="Table8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54">LSB</text:p>
          </table:table-cell>
        </table:table-row>
        <table:table-row table:style-name="TableLine1629104308016">
          <table:table-cell table:style-name="Table8.A1" office:value-type="string">
            <text:p text:style-name="P168">0x000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1629104308304">
          <table:table-cell table:style-name="Table8.A1" office:value-type="string">
            <text:p text:style-name="P59"/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</table:table-row>
      </table:table>
      <text:p text:style-name="P58"/>
      <text:p text:style-name="P173">Signed 16-bit value to be added to the I branch after applying predistortion.</text:p>
      <text:h text:style-name="P229" text:outline-level="2"><text:soft-page-break/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1629104311760"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30">15</text:p>
          </table:table-cell>
          <table:table-cell table:style-name="Table9.A1" office:value-type="string">
            <text:p text:style-name="P30">14</text:p>
          </table:table-cell>
          <table:table-cell table:style-name="Table9.A1" office:value-type="string">
            <text:p text:style-name="P30">13</text:p>
          </table:table-cell>
          <table:table-cell table:style-name="Table9.A1" office:value-type="string">
            <text:p text:style-name="P30">12</text:p>
          </table:table-cell>
          <table:table-cell table:style-name="Table9.A1" office:value-type="string">
            <text:p text:style-name="P30">11</text:p>
          </table:table-cell>
          <table:table-cell table:style-name="Table9.A1" office:value-type="string">
            <text:p text:style-name="P30">10</text:p>
          </table:table-cell>
          <table:table-cell table:style-name="Table9.A1" office:value-type="string">
            <text:p text:style-name="P30">9</text:p>
          </table:table-cell>
          <table:table-cell table:style-name="Table9.A1" office:value-type="string">
            <text:p text:style-name="P30">8</text:p>
          </table:table-cell>
          <table:table-cell table:style-name="Table9.A1" office:value-type="string">
            <text:p text:style-name="P30">7</text:p>
          </table:table-cell>
          <table:table-cell table:style-name="Table9.A1" office:value-type="string">
            <text:p text:style-name="P30">6</text:p>
          </table:table-cell>
          <table:table-cell table:style-name="Table9.A1" office:value-type="string">
            <text:p text:style-name="P30">5</text:p>
          </table:table-cell>
          <table:table-cell table:style-name="Table9.A1" office:value-type="string">
            <text:p text:style-name="P30">4</text:p>
          </table:table-cell>
          <table:table-cell table:style-name="Table9.A1" office:value-type="string">
            <text:p text:style-name="P30">3</text:p>
          </table:table-cell>
          <table:table-cell table:style-name="Table9.A1" office:value-type="string">
            <text:p text:style-name="P30">2</text:p>
          </table:table-cell>
          <table:table-cell table:style-name="Table9.A1" office:value-type="string">
            <text:p text:style-name="P30">1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1629104313776">
          <table:table-cell table:style-name="Table9.A1" office:value-type="string">
            <text:p text:style-name="P92"><text:span text:style-name="T2">0x</text:span>000<text:span text:style-name="T30">3</text:span></text:p>
          </table:table-cell>
          <table:table-cell table:style-name="Table9.B2" office:value-type="string">
            <text:p text:style-name="P54">MSB</text:p>
          </table:table-cell>
          <table:table-cell table:style-name="Table9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54">LSB</text:p>
          </table:table-cell>
        </table:table-row>
        <table:table-row table:style-name="TableLine1629104315504">
          <table:table-cell table:style-name="Table9.A1" office:value-type="string">
            <text:p text:style-name="P168">0x000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1629104315792">
          <table:table-cell table:style-name="Table9.A1" office:value-type="string">
            <text:p text:style-name="P59"/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</table:table-row>
      </table:table>
      <text:p text:style-name="P58"/>
      <text:p text:style-name="P173">Signed 16-bit value to be added to the Q branch after applying predistortion.</text:p>
      <text:h text:style-name="P231" text:outline-level="2"><text:span text:style-name="T31">I</text:span> branch <text:span text:style-name="T31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1629104316080">
          <table:table-cell table:style-name="Table25.A1" office:value-type="string">
            <text:p text:style-name="P45"/>
          </table:table-cell>
          <table:table-cell table:style-name="Table25.A1" office:value-type="string">
            <text:p text:style-name="P34">15</text:p>
          </table:table-cell>
          <table:table-cell table:style-name="Table25.A1" office:value-type="string">
            <text:p text:style-name="P34">14</text:p>
          </table:table-cell>
          <table:table-cell table:style-name="Table25.A1" office:value-type="string">
            <text:p text:style-name="P34">13</text:p>
          </table:table-cell>
          <table:table-cell table:style-name="Table25.A1" office:value-type="string">
            <text:p text:style-name="P34">12</text:p>
          </table:table-cell>
          <table:table-cell table:style-name="Table25.A1" office:value-type="string">
            <text:p text:style-name="P34">11</text:p>
          </table:table-cell>
          <table:table-cell table:style-name="Table25.A1" office:value-type="string">
            <text:p text:style-name="P34">10</text:p>
          </table:table-cell>
          <table:table-cell table:style-name="Table25.A1" office:value-type="string">
            <text:p text:style-name="P34">9</text:p>
          </table:table-cell>
          <table:table-cell table:style-name="Table25.A1" office:value-type="string">
            <text:p text:style-name="P34">8</text:p>
          </table:table-cell>
          <table:table-cell table:style-name="Table25.A1" office:value-type="string">
            <text:p text:style-name="P34">7</text:p>
          </table:table-cell>
          <table:table-cell table:style-name="Table25.A1" office:value-type="string">
            <text:p text:style-name="P34">6</text:p>
          </table:table-cell>
          <table:table-cell table:style-name="Table25.A1" office:value-type="string">
            <text:p text:style-name="P34">5</text:p>
          </table:table-cell>
          <table:table-cell table:style-name="Table25.A1" office:value-type="string">
            <text:p text:style-name="P34">4</text:p>
          </table:table-cell>
          <table:table-cell table:style-name="Table25.A1" office:value-type="string">
            <text:p text:style-name="P34">3</text:p>
          </table:table-cell>
          <table:table-cell table:style-name="Table25.A1" office:value-type="string">
            <text:p text:style-name="P34">2</text:p>
          </table:table-cell>
          <table:table-cell table:style-name="Table25.A1" office:value-type="string">
            <text:p text:style-name="P34">1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1629099267664">
          <table:table-cell table:style-name="Table25.A1" office:value-type="string">
            <text:p text:style-name="P95"><text:span text:style-name="T2">0x</text:span>000<text:span text:style-name="T31">4</text:span></text:p>
          </table:table-cell>
          <table:table-cell table:style-name="Table25.B2" office:value-type="string">
            <text:p text:style-name="P57">MSB</text:p>
          </table:table-cell>
          <table:table-cell table:style-name="Table25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7">LSB</text:p>
          </table:table-cell>
        </table:table-row>
        <table:table-row table:style-name="TableLine1629099277456">
          <table:table-cell table:style-name="Table25.A1" office:value-type="string">
            <text:p text:style-name="P169">0x<text:span text:style-name="T31">4</text:span>00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180">1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1629099278608">
          <table:table-cell table:style-name="Table25.A1" office:value-type="string">
            <text:p text:style-name="P177"/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</table:table-row>
      </table:table>
      <text:p text:style-name="P178"><text:span text:style-name="T44"><text:line-break/>Signed, </text:span><text:span text:style-name="T31">fixed-point,</text:span><text:span text:style-name="T44"> 16-bit </text:span><text:span text:style-name="T31">gain value to be applied</text:span><text:span text:style-name="T44"> to the </text:span><text:span text:style-name="T31">I</text:span><text:span text:style-name="T44"> branch. </text:span><text:span text:style-name="T31">0x4000 corresponds to +1.0 (default value).</text:span></text:p>
      <text:h text:style-name="P231" text:outline-level="2">Q branch <text:span text:style-name="T31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1629099272848">
          <table:table-cell table:style-name="Table26.A1" office:value-type="string">
            <text:p text:style-name="P45"/>
          </table:table-cell>
          <table:table-cell table:style-name="Table26.A1" office:value-type="string">
            <text:p text:style-name="P34">15</text:p>
          </table:table-cell>
          <table:table-cell table:style-name="Table26.A1" office:value-type="string">
            <text:p text:style-name="P34">14</text:p>
          </table:table-cell>
          <table:table-cell table:style-name="Table26.A1" office:value-type="string">
            <text:p text:style-name="P34">13</text:p>
          </table:table-cell>
          <table:table-cell table:style-name="Table26.A1" office:value-type="string">
            <text:p text:style-name="P34">12</text:p>
          </table:table-cell>
          <table:table-cell table:style-name="Table26.A1" office:value-type="string">
            <text:p text:style-name="P34">11</text:p>
          </table:table-cell>
          <table:table-cell table:style-name="Table26.A1" office:value-type="string">
            <text:p text:style-name="P34">10</text:p>
          </table:table-cell>
          <table:table-cell table:style-name="Table26.A1" office:value-type="string">
            <text:p text:style-name="P34">9</text:p>
          </table:table-cell>
          <table:table-cell table:style-name="Table26.A1" office:value-type="string">
            <text:p text:style-name="P34">8</text:p>
          </table:table-cell>
          <table:table-cell table:style-name="Table26.A1" office:value-type="string">
            <text:p text:style-name="P34">7</text:p>
          </table:table-cell>
          <table:table-cell table:style-name="Table26.A1" office:value-type="string">
            <text:p text:style-name="P34">6</text:p>
          </table:table-cell>
          <table:table-cell table:style-name="Table26.A1" office:value-type="string">
            <text:p text:style-name="P34">5</text:p>
          </table:table-cell>
          <table:table-cell table:style-name="Table26.A1" office:value-type="string">
            <text:p text:style-name="P34">4</text:p>
          </table:table-cell>
          <table:table-cell table:style-name="Table26.A1" office:value-type="string">
            <text:p text:style-name="P34">3</text:p>
          </table:table-cell>
          <table:table-cell table:style-name="Table26.A1" office:value-type="string">
            <text:p text:style-name="P34">2</text:p>
          </table:table-cell>
          <table:table-cell table:style-name="Table26.A1" office:value-type="string">
            <text:p text:style-name="P34">1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1629099264784">
          <table:table-cell table:style-name="Table26.A1" office:value-type="string">
            <text:p text:style-name="P95"><text:span text:style-name="T2">0x</text:span>000<text:span text:style-name="T31">5</text:span></text:p>
          </table:table-cell>
          <table:table-cell table:style-name="Table26.B2" office:value-type="string">
            <text:p text:style-name="P57">MSB</text:p>
          </table:table-cell>
          <table:table-cell table:style-name="Table26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7">LSB</text:p>
          </table:table-cell>
        </table:table-row>
        <table:table-row table:style-name="TableLine1629099270256">
          <table:table-cell table:style-name="Table26.A1" office:value-type="string">
            <text:p text:style-name="P169">0x<text:span text:style-name="T31">4</text:span>00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180">1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1629099270544">
          <table:table-cell table:style-name="Table26.A1" office:value-type="string">
            <text:p text:style-name="P177"/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</table:table-row>
      </table:table>
      <text:p text:style-name="P176"/>
      <text:p text:style-name="P174">Signed, <text:span text:style-name="T31">fixed-point,</text:span> 16-bit <text:span text:style-name="T31">gain value to be applied</text:span> to the <text:span text:style-name="T31">Q</text:span> branch. <text:span text:style-name="T31">0x4000 corresponds to +1.0 (default value).</text:span></text:p>
      <text:p text:style-name="P174"/>
      <text:h text:style-name="P230" text:outline-level="2"><text:soft-page-break/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1629099270832">
          <table:table-cell table:style-name="Table10.A1" office:value-type="string">
            <text:p text:style-name="P41"/>
          </table:table-cell>
          <table:table-cell table:style-name="Table10.A1" office:value-type="string">
            <text:p text:style-name="P30">15</text:p>
          </table:table-cell>
          <table:table-cell table:style-name="Table10.A1" office:value-type="string">
            <text:p text:style-name="P30">14</text:p>
          </table:table-cell>
          <table:table-cell table:style-name="Table10.A1" office:value-type="string">
            <text:p text:style-name="P30">13</text:p>
          </table:table-cell>
          <table:table-cell table:style-name="Table10.A1" office:value-type="string">
            <text:p text:style-name="P30">12</text:p>
          </table:table-cell>
          <table:table-cell table:style-name="Table10.A1" office:value-type="string">
            <text:p text:style-name="P30">11</text:p>
          </table:table-cell>
          <table:table-cell table:style-name="Table10.A1" office:value-type="string">
            <text:p text:style-name="P30">10</text:p>
          </table:table-cell>
          <table:table-cell table:style-name="Table10.A1" office:value-type="string">
            <text:p text:style-name="P30">9</text:p>
          </table:table-cell>
          <table:table-cell table:style-name="Table10.A1" office:value-type="string">
            <text:p text:style-name="P30">8</text:p>
          </table:table-cell>
          <table:table-cell table:style-name="Table10.A1" office:value-type="string">
            <text:p text:style-name="P30">7</text:p>
          </table:table-cell>
          <table:table-cell table:style-name="Table10.A1" office:value-type="string">
            <text:p text:style-name="P30">6</text:p>
          </table:table-cell>
          <table:table-cell table:style-name="Table10.A1" office:value-type="string">
            <text:p text:style-name="P30">5</text:p>
          </table:table-cell>
          <table:table-cell table:style-name="Table10.A1" office:value-type="string">
            <text:p text:style-name="P30">4</text:p>
          </table:table-cell>
          <table:table-cell table:style-name="Table10.A1" office:value-type="string">
            <text:p text:style-name="P30">3</text:p>
          </table:table-cell>
          <table:table-cell table:style-name="Table10.A1" office:value-type="string">
            <text:p text:style-name="P30">2</text:p>
          </table:table-cell>
          <table:table-cell table:style-name="Table10.A1" office:value-type="string">
            <text:p text:style-name="P30">1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1629126619488">
          <table:table-cell table:style-name="Table10.A1" office:value-type="string">
            <text:p text:style-name="P92"><text:span text:style-name="T2">0x</text:span>000<text:span text:style-name="T32">6</text:span></text:p>
          </table:table-cell>
          <table:table-cell table:style-name="Table10.B2" office:value-type="string">
            <text:p text:style-name="P54">MSB</text:p>
          </table:table-cell>
          <table:table-cell table:style-name="Table10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54">LSB</text:p>
          </table:table-cell>
        </table:table-row>
        <table:table-row table:style-name="TableLine1629126619776">
          <table:table-cell table:style-name="Table10.A1" office:value-type="string">
            <text:p text:style-name="P139">0x400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137">1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1629126618336">
          <table:table-cell table:style-name="Table10.A1" office:value-type="string">
            <text:p text:style-name="P59"/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</table:table-row>
      </table:table>
      <text:p text:style-name="P58"/>
      <text:p text:style-name="P17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2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0"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232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1629126622656">
          <table:table-cell table:style-name="Table11.A1" office:value-type="string">
            <text:p text:style-name="P42"/>
          </table:table-cell>
          <table:table-cell table:style-name="Table11.A1" office:value-type="string">
            <text:p text:style-name="P31">15</text:p>
          </table:table-cell>
          <table:table-cell table:style-name="Table11.A1" office:value-type="string">
            <text:p text:style-name="P31">14</text:p>
          </table:table-cell>
          <table:table-cell table:style-name="Table11.A1" office:value-type="string">
            <text:p text:style-name="P31">13</text:p>
          </table:table-cell>
          <table:table-cell table:style-name="Table11.A1" office:value-type="string">
            <text:p text:style-name="P31">12</text:p>
          </table:table-cell>
          <table:table-cell table:style-name="Table11.A1" office:value-type="string">
            <text:p text:style-name="P31">11</text:p>
          </table:table-cell>
          <table:table-cell table:style-name="Table11.A1" office:value-type="string">
            <text:p text:style-name="P31">10</text:p>
          </table:table-cell>
          <table:table-cell table:style-name="Table11.A1" office:value-type="string">
            <text:p text:style-name="P31">9</text:p>
          </table:table-cell>
          <table:table-cell table:style-name="Table11.A1" office:value-type="string">
            <text:p text:style-name="P31">8</text:p>
          </table:table-cell>
          <table:table-cell table:style-name="Table11.A1" office:value-type="string">
            <text:p text:style-name="P31">7</text:p>
          </table:table-cell>
          <table:table-cell table:style-name="Table11.A1" office:value-type="string">
            <text:p text:style-name="P31">6</text:p>
          </table:table-cell>
          <table:table-cell table:style-name="Table11.A1" office:value-type="string">
            <text:p text:style-name="P31">5</text:p>
          </table:table-cell>
          <table:table-cell table:style-name="Table11.A1" office:value-type="string">
            <text:p text:style-name="P31">4</text:p>
          </table:table-cell>
          <table:table-cell table:style-name="Table11.A1" office:value-type="string">
            <text:p text:style-name="P31">3</text:p>
          </table:table-cell>
          <table:table-cell table:style-name="Table11.A1" office:value-type="string">
            <text:p text:style-name="P31">2</text:p>
          </table:table-cell>
          <table:table-cell table:style-name="Table11.A1" office:value-type="string">
            <text:p text:style-name="P31">1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1629126620064">
          <table:table-cell table:style-name="Table11.A1" office:value-type="string">
            <text:p text:style-name="P91"><text:span text:style-name="T2">0x</text:span>000<text:span text:style-name="T32">7</text:span></text:p>
          </table:table-cell>
          <table:table-cell table:style-name="Table11.B2" office:value-type="string">
            <text:p text:style-name="P55">MSB</text:p>
          </table:table-cell>
          <table:table-cell table:style-name="Table11.C2" table:number-columns-spanned="14" office:value-type="string">
            <text:p text:style-name="P5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55">LSB</text:p>
          </table:table-cell>
        </table:table-row>
        <table:table-row table:style-name="TableLine1629126624096">
          <table:table-cell table:style-name="Table11.A1" office:value-type="string">
            <text:p text:style-name="P138">0x<text:span text:style-name="T6">0</text:span>00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142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1629126616320">
          <table:table-cell table:style-name="Table11.A1" office:value-type="string">
            <text:p text:style-name="P141"/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</table:table-row>
      </table:table>
      <text:p text:style-name="P79"><text:span text:style-name="T12"><text:line-break/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78"/>
      <text:h text:style-name="P233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1629126607968">
          <table:table-cell table:style-name="Table17.A1" office:value-type="string">
            <text:p text:style-name="P43"/>
          </table:table-cell>
          <table:table-cell table:style-name="Table17.A1" office:value-type="string">
            <text:p text:style-name="P32">15</text:p>
          </table:table-cell>
          <table:table-cell table:style-name="Table17.A1" office:value-type="string">
            <text:p text:style-name="P32">14</text:p>
          </table:table-cell>
          <table:table-cell table:style-name="Table17.A1" office:value-type="string">
            <text:p text:style-name="P32">13</text:p>
          </table:table-cell>
          <table:table-cell table:style-name="Table17.A1" office:value-type="string">
            <text:p text:style-name="P32">12</text:p>
          </table:table-cell>
          <table:table-cell table:style-name="Table17.A1" office:value-type="string">
            <text:p text:style-name="P32">11</text:p>
          </table:table-cell>
          <table:table-cell table:style-name="Table17.A1" office:value-type="string">
            <text:p text:style-name="P32">10</text:p>
          </table:table-cell>
          <table:table-cell table:style-name="Table17.A1" office:value-type="string">
            <text:p text:style-name="P32">9</text:p>
          </table:table-cell>
          <table:table-cell table:style-name="Table17.A1" office:value-type="string">
            <text:p text:style-name="P32">8</text:p>
          </table:table-cell>
          <table:table-cell table:style-name="Table17.A1" office:value-type="string">
            <text:p text:style-name="P32">7</text:p>
          </table:table-cell>
          <table:table-cell table:style-name="Table17.A1" office:value-type="string">
            <text:p text:style-name="P32">6</text:p>
          </table:table-cell>
          <table:table-cell table:style-name="Table17.A1" office:value-type="string">
            <text:p text:style-name="P32">5</text:p>
          </table:table-cell>
          <table:table-cell table:style-name="Table17.A1" office:value-type="string">
            <text:p text:style-name="P32">4</text:p>
          </table:table-cell>
          <table:table-cell table:style-name="Table17.A1" office:value-type="string">
            <text:p text:style-name="P32">3</text:p>
          </table:table-cell>
          <table:table-cell table:style-name="Table17.A1" office:value-type="string">
            <text:p text:style-name="P32">2</text:p>
          </table:table-cell>
          <table:table-cell table:style-name="Table17.A1" office:value-type="string">
            <text:p text:style-name="P32">1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1629126606816">
          <table:table-cell table:style-name="Table17.A1" office:value-type="string">
            <text:p text:style-name="P96"><text:span text:style-name="T2">0x</text:span>000<text:span text:style-name="T32">8</text:span></text:p>
          </table:table-cell>
          <table:table-cell table:style-name="Table17.B2" office:value-type="string">
            <text:p text:style-name="P56">MSB</text:p>
          </table:table-cell>
          <table:table-cell table:style-name="Table17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56">LSB</text:p>
          </table:table-cell>
        </table:table-row>
        <table:table-row table:style-name="TableLine1629126618048">
          <table:table-cell table:style-name="Table17.A1" office:value-type="string">
            <text:p text:style-name="P140">0x<text:span text:style-name="T6">0</text:span>00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143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1629126607104">
          <table:table-cell table:style-name="Table17.A1" office:value-type="string">
            <text:p text:style-name="P167"/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</table:table-row>
      </table:table>
      <text:p text:style-name="P206"><text:soft-page-break/><text:span text:style-name="T12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6"> See </text:span><text:span text:style-name="T16">1.5</text:span><text:span text:style-name="T36"> </text:span><text:span text:style-name="T12">for details</text:span><text:span text:style-name="T36">. Default value is 0</text:span><text:span text:style-name="T12">x0000</text:span><text:span text:style-name="T36"> (zero).</text:span></text:p>
      <text:p text:style-name="P19"/>
      <text:h text:style-name="P225" text:outline-level="1">Modulators</text:h>
      <text:h text:style-name="P234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1629126623520"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9">15</text:p>
          </table:table-cell>
          <table:table-cell table:style-name="Table6.A1" office:value-type="string">
            <text:p text:style-name="P29">14</text:p>
          </table:table-cell>
          <table:table-cell table:style-name="Table6.A1" office:value-type="string">
            <text:p text:style-name="P29">13</text:p>
          </table:table-cell>
          <table:table-cell table:style-name="Table6.A1" office:value-type="string">
            <text:p text:style-name="P29">12</text:p>
          </table:table-cell>
          <table:table-cell table:style-name="Table6.A1" office:value-type="string">
            <text:p text:style-name="P29">11</text:p>
          </table:table-cell>
          <table:table-cell table:style-name="Table6.A1" office:value-type="string">
            <text:p text:style-name="P29">10</text:p>
          </table:table-cell>
          <table:table-cell table:style-name="Table6.A1" office:value-type="string">
            <text:p text:style-name="P29">9</text:p>
          </table:table-cell>
          <table:table-cell table:style-name="Table6.A1" office:value-type="string">
            <text:p text:style-name="P29">8</text:p>
          </table:table-cell>
          <table:table-cell table:style-name="Table6.A1" office:value-type="string">
            <text:p text:style-name="P29">7</text:p>
          </table:table-cell>
          <table:table-cell table:style-name="Table6.A1" office:value-type="string">
            <text:p text:style-name="P29">6</text:p>
          </table:table-cell>
          <table:table-cell table:style-name="Table6.A1" office:value-type="string">
            <text:p text:style-name="P29">5</text:p>
          </table:table-cell>
          <table:table-cell table:style-name="Table6.A1" office:value-type="string">
            <text:p text:style-name="P29">4</text:p>
          </table:table-cell>
          <table:table-cell table:style-name="Table6.A1" office:value-type="string">
            <text:p text:style-name="P29">3</text:p>
          </table:table-cell>
          <table:table-cell table:style-name="Table6.A1" office:value-type="string">
            <text:p text:style-name="P29">2</text:p>
          </table:table-cell>
          <table:table-cell table:style-name="Table6.A1" office:value-type="string">
            <text:p text:style-name="P29">1</text:p>
          </table:table-cell>
          <table:table-cell table:style-name="Table6.A1" office:value-type="string">
            <text:p text:style-name="P29">0</text:p>
          </table:table-cell>
        </table:table-row>
        <table:table-row table:style-name="TableLine1629126620640">
          <table:table-cell table:style-name="Table6.A1" office:value-type="string">
            <text:p text:style-name="P90"><text:span text:style-name="T2">0x</text:span>000<text:span text:style-name="T37">9</text:span></text:p>
          </table:table-cell>
          <table:table-cell table:style-name="Table6.B2" office:value-type="string">
            <text:p text:style-name="P9">MSB</text:p>
          </table:table-cell>
          <table:table-cell table:style-name="Table6.C2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8">LSB</text:p>
          </table:table-cell>
        </table:table-row>
        <table:table-row table:style-name="TableLine1629126606240">
          <table:table-cell table:style-name="Table6.A1" office:value-type="string">
            <text:p text:style-name="P124">0x000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</table:table-row>
        <table:table-row table:style-name="TableLine1629126609120"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</table:table-row>
      </table:table>
      <text:p text:style-name="P123"/>
      <text:p text:style-name="P123">Instantaneous frequency control word, signed.</text:p>
      <text:p text:style-name="P52"/>
      <text:h text:style-name="P234" text:outline-level="2"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1629126609408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29">15</text:p>
          </table:table-cell>
          <table:table-cell table:style-name="Table7.A1" office:value-type="string">
            <text:p text:style-name="P29">14</text:p>
          </table:table-cell>
          <table:table-cell table:style-name="Table7.A1" office:value-type="string">
            <text:p text:style-name="P29">13</text:p>
          </table:table-cell>
          <table:table-cell table:style-name="Table7.A1" office:value-type="string">
            <text:p text:style-name="P29">12</text:p>
          </table:table-cell>
          <table:table-cell table:style-name="Table7.A1" office:value-type="string">
            <text:p text:style-name="P29">11</text:p>
          </table:table-cell>
          <table:table-cell table:style-name="Table7.A1" office:value-type="string">
            <text:p text:style-name="P29">10</text:p>
          </table:table-cell>
          <table:table-cell table:style-name="Table7.A1" office:value-type="string">
            <text:p text:style-name="P29">9</text:p>
          </table:table-cell>
          <table:table-cell table:style-name="Table7.A1" office:value-type="string">
            <text:p text:style-name="P29">8</text:p>
          </table:table-cell>
          <table:table-cell table:style-name="Table7.A1" office:value-type="string">
            <text:p text:style-name="P29">7</text:p>
          </table:table-cell>
          <table:table-cell table:style-name="Table7.A1" office:value-type="string">
            <text:p text:style-name="P29">6</text:p>
          </table:table-cell>
          <table:table-cell table:style-name="Table7.A1" office:value-type="string">
            <text:p text:style-name="P29">5</text:p>
          </table:table-cell>
          <table:table-cell table:style-name="Table7.A1" office:value-type="string">
            <text:p text:style-name="P29">4</text:p>
          </table:table-cell>
          <table:table-cell table:style-name="Table7.A1" office:value-type="string">
            <text:p text:style-name="P29">3</text:p>
          </table:table-cell>
          <table:table-cell table:style-name="Table7.A1" office:value-type="string">
            <text:p text:style-name="P29">2</text:p>
          </table:table-cell>
          <table:table-cell table:style-name="Table7.A1" office:value-type="string">
            <text:p text:style-name="P29">1</text:p>
          </table:table-cell>
          <table:table-cell table:style-name="Table7.A1" office:value-type="string">
            <text:p text:style-name="P29">0</text:p>
          </table:table-cell>
        </table:table-row>
        <table:table-row table:style-name="TableLine1629126614304">
          <table:table-cell table:style-name="Table7.A1" office:value-type="string">
            <text:p text:style-name="P90"><text:span text:style-name="T2">0x</text:span>000<text:span text:style-name="T37">A</text:span></text:p>
          </table:table-cell>
          <table:table-cell table:style-name="Table7.B2" office:value-type="string">
            <text:p text:style-name="P9">MSB</text:p>
          </table:table-cell>
          <table:table-cell table:style-name="Table7.C2" table:number-columns-spanned="14" office:value-type="string">
            <text:p text:style-name="P8">16-bit <text:span text:style-name="T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8">LSB</text:p>
          </table:table-cell>
        </table:table-row>
        <table:table-row table:style-name="TableLine1629126633024">
          <table:table-cell table:style-name="Table7.A1" office:value-type="string">
            <text:p text:style-name="P124">0x000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</table:table-row>
        <table:table-row table:style-name="TableLine1629126624384"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</table:table-row>
      </table:table>
      <text:p text:style-name="P123"><text:line-break/>Instantaneous amplitude control word, unsigned.</text:p>
      <text:p text:style-name="P123"/>
      <text:h text:style-name="P235" text:outline-level="2"><text:span text:style-name="T43">SSB</text:span> modulator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1629126628704">
          <table:table-cell table:style-name="Table28.A1" office:value-type="string">
            <text:p text:style-name="P48"/>
          </table:table-cell>
          <table:table-cell table:style-name="Table28.A1" office:value-type="string">
            <text:p text:style-name="P38">15</text:p>
          </table:table-cell>
          <table:table-cell table:style-name="Table28.A1" office:value-type="string">
            <text:p text:style-name="P38">14</text:p>
          </table:table-cell>
          <table:table-cell table:style-name="Table28.A1" office:value-type="string">
            <text:p text:style-name="P38">13</text:p>
          </table:table-cell>
          <table:table-cell table:style-name="Table28.A1" office:value-type="string">
            <text:p text:style-name="P38">12</text:p>
          </table:table-cell>
          <table:table-cell table:style-name="Table28.A1" office:value-type="string">
            <text:p text:style-name="P38">11</text:p>
          </table:table-cell>
          <table:table-cell table:style-name="Table28.A1" office:value-type="string">
            <text:p text:style-name="P38">10</text:p>
          </table:table-cell>
          <table:table-cell table:style-name="Table28.A1" office:value-type="string">
            <text:p text:style-name="P38">9</text:p>
          </table:table-cell>
          <table:table-cell table:style-name="Table28.A1" office:value-type="string">
            <text:p text:style-name="P38">8</text:p>
          </table:table-cell>
          <table:table-cell table:style-name="Table28.A1" office:value-type="string">
            <text:p text:style-name="P38">7</text:p>
          </table:table-cell>
          <table:table-cell table:style-name="Table28.A1" office:value-type="string">
            <text:p text:style-name="P38">6</text:p>
          </table:table-cell>
          <table:table-cell table:style-name="Table28.A1" office:value-type="string">
            <text:p text:style-name="P38">5</text:p>
          </table:table-cell>
          <table:table-cell table:style-name="Table28.A1" office:value-type="string">
            <text:p text:style-name="P38">4</text:p>
          </table:table-cell>
          <table:table-cell table:style-name="Table28.A1" office:value-type="string">
            <text:p text:style-name="P38">3</text:p>
          </table:table-cell>
          <table:table-cell table:style-name="Table28.A1" office:value-type="string">
            <text:p text:style-name="P38">2</text:p>
          </table:table-cell>
          <table:table-cell table:style-name="Table28.A1" office:value-type="string">
            <text:p text:style-name="P38">1</text:p>
          </table:table-cell>
          <table:table-cell table:style-name="Table28.A1" office:value-type="string">
            <text:p text:style-name="P38">0</text:p>
          </table:table-cell>
        </table:table-row>
        <table:table-row table:style-name="TableLine1629126630432">
          <table:table-cell table:style-name="Table28.A1" office:value-type="string">
            <text:p text:style-name="P100"><text:span text:style-name="T2">0x</text:span>000<text:span text:style-name="T43">B</text:span></text:p>
          </table:table-cell>
          <table:table-cell table:style-name="Table28.B2" office:value-type="string">
            <text:p text:style-name="P16">MSB</text:p>
          </table:table-cell>
          <table:table-cell table:style-name="Table28.C2" table:number-columns-spanned="14" office:value-type="string">
            <text:p text:style-name="P1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8.Q2" office:value-type="string">
            <text:p text:style-name="P15">LSB</text:p>
          </table:table-cell>
        </table:table-row>
        <table:table-row table:style-name="TableLine1629126635904">
          <table:table-cell table:style-name="Table28.A1" office:value-type="string">
            <text:p text:style-name="P131">0x000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</table:table-row>
        <table:table-row table:style-name="TableLine1629126629856">
          <table:table-cell table:style-name="Table28.A1" office:value-type="string">
            <text:p text:style-name="P221"/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</table:table-row>
      </table:table>
      <text:p text:style-name="P130"><text:soft-page-break/>--</text:p>
      <text:p text:style-name="P123"/>
      <text:h text:style-name="P236" text:outline-level="2">Reserved <text:span text:style-name="T41">1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1629126640512">
          <table:table-cell table:style-name="Table21.A1" office:value-type="string">
            <text:p text:style-name="P47"/>
          </table:table-cell>
          <table:table-cell table:style-name="Table21.A1" office:value-type="string">
            <text:p text:style-name="P37">15</text:p>
          </table:table-cell>
          <table:table-cell table:style-name="Table21.A1" office:value-type="string">
            <text:p text:style-name="P37">14</text:p>
          </table:table-cell>
          <table:table-cell table:style-name="Table21.A1" office:value-type="string">
            <text:p text:style-name="P37">13</text:p>
          </table:table-cell>
          <table:table-cell table:style-name="Table21.A1" office:value-type="string">
            <text:p text:style-name="P37">12</text:p>
          </table:table-cell>
          <table:table-cell table:style-name="Table21.A1" office:value-type="string">
            <text:p text:style-name="P37">11</text:p>
          </table:table-cell>
          <table:table-cell table:style-name="Table21.A1" office:value-type="string">
            <text:p text:style-name="P37">10</text:p>
          </table:table-cell>
          <table:table-cell table:style-name="Table21.A1" office:value-type="string">
            <text:p text:style-name="P37">9</text:p>
          </table:table-cell>
          <table:table-cell table:style-name="Table21.A1" office:value-type="string">
            <text:p text:style-name="P37">8</text:p>
          </table:table-cell>
          <table:table-cell table:style-name="Table21.A1" office:value-type="string">
            <text:p text:style-name="P37">7</text:p>
          </table:table-cell>
          <table:table-cell table:style-name="Table21.A1" office:value-type="string">
            <text:p text:style-name="P37">6</text:p>
          </table:table-cell>
          <table:table-cell table:style-name="Table21.A1" office:value-type="string">
            <text:p text:style-name="P37">5</text:p>
          </table:table-cell>
          <table:table-cell table:style-name="Table21.A1" office:value-type="string">
            <text:p text:style-name="P37">4</text:p>
          </table:table-cell>
          <table:table-cell table:style-name="Table21.A1" office:value-type="string">
            <text:p text:style-name="P37">3</text:p>
          </table:table-cell>
          <table:table-cell table:style-name="Table21.A1" office:value-type="string">
            <text:p text:style-name="P37">2</text:p>
          </table:table-cell>
          <table:table-cell table:style-name="Table21.A1" office:value-type="string">
            <text:p text:style-name="P37">1</text:p>
          </table:table-cell>
          <table:table-cell table:style-name="Table21.A1" office:value-type="string">
            <text:p text:style-name="P37">0</text:p>
          </table:table-cell>
        </table:table-row>
        <table:table-row table:style-name="TableLine1629126637056">
          <table:table-cell table:style-name="Table21.A1" office:value-type="string">
            <text:p text:style-name="P99"><text:span text:style-name="T2">0x</text:span>000<text:span text:style-name="T43">C</text:span></text:p>
          </table:table-cell>
          <table:table-cell table:style-name="Table21.B2" table:number-columns-spanned="16" office:value-type="string">
            <text:p text:style-name="P11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629126631584">
          <table:table-cell table:style-name="Table21.A1" office:value-type="string">
            <text:p text:style-name="P129">0x000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</table:table-row>
        <table:table-row table:style-name="TableLine1629126634176">
          <table:table-cell table:style-name="Table21.A1" office:value-type="string">
            <text:p text:style-name="P217"/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</table:table-row>
      </table:table>
      <text:p text:style-name="P216"/>
      <text:p text:style-name="P128">--</text:p>
      <text:p text:style-name="P123"/>
      <text:h text:style-name="P224" text:outline-level="1">Status registers</text:h>
      <text:h text:style-name="P237" text:outline-level="2"><text:span text:style-name="T3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1629126640800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36">15</text:p>
          </table:table-cell>
          <table:table-cell table:style-name="Table2.A1" office:value-type="string">
            <text:p text:style-name="P36">14</text:p>
          </table:table-cell>
          <table:table-cell table:style-name="Table2.A1" office:value-type="string">
            <text:p text:style-name="P36">13</text:p>
          </table:table-cell>
          <table:table-cell table:style-name="Table2.A1" office:value-type="string">
            <text:p text:style-name="P36">12</text:p>
          </table:table-cell>
          <table:table-cell table:style-name="Table2.A1" office:value-type="string">
            <text:p text:style-name="P36">11</text:p>
          </table:table-cell>
          <table:table-cell table:style-name="Table2.A1" office:value-type="string">
            <text:p text:style-name="P36">10</text:p>
          </table:table-cell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1629126637920">
          <table:table-cell table:style-name="Table2.A1" office:value-type="string">
            <text:p text:style-name="P98"><text:span text:style-name="T2">0x</text:span>000<text:span text:style-name="T43">D</text:span></text:p>
          </table:table-cell>
          <table:table-cell table:style-name="Table2.B2" table:number-columns-spanned="16" office:value-type="string">
            <text:p text:style-name="P112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629126629568">
          <table:table-cell table:style-name="Table2.A1" office:value-type="string">
            <text:p text:style-name="P171">0x4854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0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0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0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0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0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1629126642240">
          <table:table-cell table:style-name="Table2.A1" office:value-type="string">
            <text:p text:style-name="P205"/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</table:table-row>
      </table:table>
      <text:p text:style-name="P204"/>
      <text:p text:style-name="P207">Readback only register. <text:span text:style-name="T13">This is mostly for fun or to check if the SPI comms are OK. Can be used to store revision number. </text:span><text:span text:style-name="T17">The default </text:span><text:span text:style-name="T21">REV</text:span><text:span text:style-name="T17"> value decodes to “HT”.</text:span></text:p>
      <text:p text:style-name="P207"/>
      <text:h text:style-name="P237" text:outline-level="2"><text:span text:style-name="T3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Q"/>
        <table:table-column table:style-name="Table4.T"/>
        <table:table-column table:style-name="Table4.Q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1629126642528">
          <table:table-cell table:style-name="Table4.A1" office:value-type="string">
            <text:p text:style-name="P46"/>
          </table:table-cell>
          <table:table-cell table:style-name="Table4.A1" table:number-columns-spanned="2" office:value-type="string">
            <text:p text:style-name="P36">15</text:p>
          </table:table-cell>
          <table:covered-table-cell/>
          <table:table-cell table:style-name="Table4.A1" table:number-columns-spanned="2" office:value-type="string">
            <text:p text:style-name="P36">14</text:p>
          </table:table-cell>
          <table:covered-table-cell/>
          <table:table-cell table:style-name="Table4.A1" table:number-columns-spanned="2" office:value-type="string">
            <text:p text:style-name="P36">13</text:p>
          </table:table-cell>
          <table:covered-table-cell/>
          <table:table-cell table:style-name="Table4.A1" table:number-columns-spanned="2" office:value-type="string">
            <text:p text:style-name="P36">12</text:p>
          </table:table-cell>
          <table:covered-table-cell/>
          <table:table-cell table:style-name="Table4.A1" table:number-columns-spanned="2" office:value-type="string">
            <text:p text:style-name="P36">11</text:p>
          </table:table-cell>
          <table:covered-table-cell/>
          <table:table-cell table:style-name="Table4.A1" table:number-columns-spanned="2" office:value-type="string">
            <text:p text:style-name="P36">10</text:p>
          </table:table-cell>
          <table:covered-table-cell/>
          <table:table-cell table:style-name="Table4.A1" table:number-columns-spanned="2" office:value-type="string">
            <text:p text:style-name="P36">9</text:p>
          </table:table-cell>
          <table:covered-table-cell/>
          <table:table-cell table:style-name="Table4.A1" table:number-columns-spanned="2" office:value-type="string">
            <text:p text:style-name="P36">8</text:p>
          </table:table-cell>
          <table:covered-table-cell/>
          <table:table-cell table:style-name="Table4.A1" table:number-columns-spanned="2" office:value-type="string">
            <text:p text:style-name="P36">7</text:p>
          </table:table-cell>
          <table:covered-table-cell/>
          <table:table-cell table:style-name="Table4.A1" table:number-columns-spanned="2" office:value-type="string">
            <text:p text:style-name="P36">6</text:p>
          </table:table-cell>
          <table:covered-table-cell/>
          <table:table-cell table:style-name="Table4.A1" office:value-type="string">
            <text:p text:style-name="P36">5</text:p>
          </table:table-cell>
          <table:table-cell table:style-name="Table4.A1" office:value-type="string">
            <text:p text:style-name="P36">4</text:p>
          </table:table-cell>
          <table:table-cell table:style-name="Table4.A1" office:value-type="string">
            <text:p text:style-name="P36">3</text:p>
          </table:table-cell>
          <table:table-cell table:style-name="Table4.A1" office:value-type="string">
            <text:p text:style-name="P36">2</text:p>
          </table:table-cell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0</text:p>
          </table:table-cell>
        </table:table-row>
        <table:table-row table:style-name="TableLine1629126630720">
          <table:table-cell table:style-name="Table4.A1" office:value-type="string">
            <text:p text:style-name="P98"><text:span text:style-name="T2">0x</text:span>000<text:span text:style-name="T43">E</text:span></text:p>
          </table:table-cell>
          <table:table-cell table:style-name="Table4.B2" office:value-type="string">
            <text:p text:style-name="P102">-</text:p>
          </table:table-cell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table:number-columns-spanned="2" office:value-type="string">
            <text:p text:style-name="P102">-</text:p>
          </table:table-cell>
          <table:covered-table-cell/>
          <table:table-cell table:style-name="Table4.B2" office:value-type="string">
            <text:p text:style-name="P102">-</text:p>
          </table:table-cell>
          <table:table-cell table:style-name="Table4.B2" office:value-type="string">
            <text:p text:style-name="P102">-</text:p>
          </table:table-cell>
          <table:table-cell table:style-name="Table4.B2" office:value-type="string">
            <text:p text:style-name="P112">-</text:p>
          </table:table-cell>
          <table:table-cell table:style-name="Table4.Z2" office:value-type="string">
            <text:p text:style-name="P122">PLL1</text:p>
          </table:table-cell>
          <table:table-cell table:style-name="Table4.a2" office:value-type="string">
            <text:p text:style-name="P112">PLL<text:span text:style-name="T45">0</text:span></text:p>
          </table:table-cell>
        </table:table-row>
        <table:table-row table:style-name="TableLine1629126628416">
          <table:table-cell table:style-name="Table4.A1" office:value-type="string">
            <text:p text:style-name="P171">0x<text:span text:style-name="T20">0000</text:span></text:p>
          </table:table-cell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8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8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8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8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8">0</text:p>
          </table:table-cell>
          <table:covered-table-cell/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08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08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08">0</text:p>
          </table:table-cell>
        </table:table-row>
        <table:table-row table:style-name="TableLine1629126640224">
          <table:table-cell table:style-name="Table4.A1" office:value-type="string">
            <text:p text:style-name="P205"/>
          </table:table-cell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</table:table-row>
      </table:table>
      <text:p text:style-name="P204"><text:soft-page-break/><text:span text:style-name="T20">Values in this register are reset to 0x0000 at start-up and get updated in realtime.</text:span></text:p>
      <text:p text:style-name="P204"/>
      <text:p text:style-name="P74">Bit [<text:span text:style-name="T20">0</text:span>] – <text:span text:style-name="T21">PLL</text:span><text:span text:style-name="T26">0</text:span><text:span text:style-name="T9"> </text:span>– <text:span text:style-name="T9">Phase </text:span><text:span text:style-name="T20">locked loop lock flag </text:span><text:span text:style-name="T45">(38, 64, 152 MHz clocks)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1629126631296">
          <table:table-cell table:style-name="Table5.A1" table:number-rows-spanned="3" office:value-type="string">
            <text:p text:style-name="P115">PLL<text:span text:style-name="T45">0</text:span></text:p>
          </table:table-cell>
          <table:table-cell table:style-name="Table5.B1" office:value-type="string">
            <text:p text:style-name="P85">Value</text:p>
          </table:table-cell>
          <table:table-cell table:style-name="Table5.C1" office:value-type="string">
            <text:p text:style-name="P85">Description</text:p>
          </table:table-cell>
        </table:table-row>
        <table:table-row table:style-name="TableLine1629126643104">
          <table:covered-table-cell table:style-name="Table5.A1"/>
          <table:table-cell table:style-name="Table5.B2" office:value-type="string">
            <text:p text:style-name="P158">0x0</text:p>
          </table:table-cell>
          <table:table-cell table:style-name="Table5.C2" office:value-type="string">
            <text:p text:style-name="P209">PLL unlocked (default)</text:p>
          </table:table-cell>
        </table:table-row>
        <table:table-row table:style-name="TableLine1629126652608">
          <table:covered-table-cell table:style-name="Table5.A1"/>
          <table:table-cell table:style-name="Table5.B3" office:value-type="string">
            <text:p text:style-name="P149">0x<text:span text:style-name="T9">1</text:span></text:p>
          </table:table-cell>
          <table:table-cell table:style-name="Table5.C3" office:value-type="string">
            <text:p text:style-name="P209">PLL locked</text:p>
          </table:table-cell>
        </table:table-row>
      </table:table>
      <text:p text:style-name="P74"/>
      <text:p text:style-name="P77">Bit [<text:span text:style-name="T45">1</text:span>] – <text:span text:style-name="T21">PLL</text:span><text:span text:style-name="T26">1</text:span><text:span text:style-name="T9"> </text:span>– <text:span text:style-name="T9">Phase </text:span><text:span text:style-name="T20">locked loop lock flag </text:span><text:span text:style-name="T45">(</text:span><text:span text:style-name="T47">7.2 MHz </text:span><text:span text:style-name="T45">sample rate generator </text:span><text:span text:style-name="T47">master</text:span><text:span text:style-name="T45"> clock)</text:span></text:p>
      <table:table table:name="Table30" table:style-name="Table30">
        <table:table-column table:style-name="Table30.A" table:number-columns-repeated="2"/>
        <table:table-column table:style-name="Table30.C"/>
        <table:table-row table:style-name="TableLine1629126643680">
          <table:table-cell table:style-name="Table30.A1" table:number-rows-spanned="3" office:value-type="string">
            <text:p text:style-name="P116">PLL<text:span text:style-name="T45">1</text:span></text:p>
          </table:table-cell>
          <table:table-cell table:style-name="Table30.B1" office:value-type="string">
            <text:p text:style-name="P88">Value</text:p>
          </table:table-cell>
          <table:table-cell table:style-name="Table30.C1" office:value-type="string">
            <text:p text:style-name="P88">Description</text:p>
          </table:table-cell>
        </table:table-row>
        <table:table-row table:style-name="TableLine1629126651168">
          <table:covered-table-cell table:style-name="Table30.A1"/>
          <table:table-cell table:style-name="Table30.B2" office:value-type="string">
            <text:p text:style-name="P161">0x0</text:p>
          </table:table-cell>
          <table:table-cell table:style-name="Table30.C2" office:value-type="string">
            <text:p text:style-name="P210">PLL unlocked (default)</text:p>
          </table:table-cell>
        </table:table-row>
        <table:table-row table:style-name="TableLine1629126647136">
          <table:covered-table-cell table:style-name="Table30.A1"/>
          <table:table-cell table:style-name="Table30.B3" office:value-type="string">
            <text:p text:style-name="P152">0x<text:span text:style-name="T9">1</text:span></text:p>
          </table:table-cell>
          <table:table-cell table:style-name="Table30.C3" office:value-type="string">
            <text:p text:style-name="P210">PLL locked</text:p>
          </table:table-cell>
        </table:table-row>
      </table:table>
      <text:p text:style-name="P77"/>
      <text:p text:style-name="P219">Bits [15:<text:span text:style-name="T46">2</text:span>] <text:span text:style-name="T7">–</text:span> reserved.</text:p>
      <text:p text:style-name="P218"/>
      <text:h text:style-name="P224" text:outline-level="1">Demodulators</text:h>
      <text:h text:style-name="P237" text:outline-level="2">F<text:span text:style-name="T28">requency</text:span> <text:span text:style-name="T28">d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1629126650304">
          <table:table-cell table:style-name="Table18.A1" office:value-type="string">
            <text:p text:style-name="P46"/>
          </table:table-cell>
          <table:table-cell table:style-name="Table18.A1" office:value-type="string">
            <text:p text:style-name="P36">15</text:p>
          </table:table-cell>
          <table:table-cell table:style-name="Table18.A1" office:value-type="string">
            <text:p text:style-name="P36">14</text:p>
          </table:table-cell>
          <table:table-cell table:style-name="Table18.A1" office:value-type="string">
            <text:p text:style-name="P36">13</text:p>
          </table:table-cell>
          <table:table-cell table:style-name="Table18.A1" office:value-type="string">
            <text:p text:style-name="P36">12</text:p>
          </table:table-cell>
          <table:table-cell table:style-name="Table18.A1" office:value-type="string">
            <text:p text:style-name="P36">11</text:p>
          </table:table-cell>
          <table:table-cell table:style-name="Table18.A1" office:value-type="string">
            <text:p text:style-name="P36">10</text:p>
          </table:table-cell>
          <table:table-cell table:style-name="Table18.A1" office:value-type="string">
            <text:p text:style-name="P36">9</text:p>
          </table:table-cell>
          <table:table-cell table:style-name="Table18.A1" office:value-type="string">
            <text:p text:style-name="P36">8</text:p>
          </table:table-cell>
          <table:table-cell table:style-name="Table18.A1" office:value-type="string">
            <text:p text:style-name="P36">7</text:p>
          </table:table-cell>
          <table:table-cell table:style-name="Table18.A1" office:value-type="string">
            <text:p text:style-name="P36">6</text:p>
          </table:table-cell>
          <table:table-cell table:style-name="Table18.A1" office:value-type="string">
            <text:p text:style-name="P36">5</text:p>
          </table:table-cell>
          <table:table-cell table:style-name="Table18.A1" office:value-type="string">
            <text:p text:style-name="P36">4</text:p>
          </table:table-cell>
          <table:table-cell table:style-name="Table18.A1" office:value-type="string">
            <text:p text:style-name="P36">3</text:p>
          </table:table-cell>
          <table:table-cell table:style-name="Table18.A1" office:value-type="string">
            <text:p text:style-name="P36">2</text:p>
          </table:table-cell>
          <table:table-cell table:style-name="Table18.A1" office:value-type="string">
            <text:p text:style-name="P36">1</text:p>
          </table:table-cell>
          <table:table-cell table:style-name="Table18.A1" office:value-type="string">
            <text:p text:style-name="P36">0</text:p>
          </table:table-cell>
        </table:table-row>
        <table:table-row table:style-name="TableLine1629126651744">
          <table:table-cell table:style-name="Table18.A1" office:value-type="string">
            <text:p text:style-name="P98"><text:span text:style-name="T2">0x</text:span>000<text:span text:style-name="T43">F</text:span></text:p>
          </table:table-cell>
          <table:table-cell table:style-name="Table18.B2" office:value-type="string">
            <text:p text:style-name="P14">MSB</text:p>
          </table:table-cell>
          <table:table-cell table:style-name="Table18.C2" table:number-columns-spanned="14" office:value-type="string">
            <text:p text:style-name="P21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3">LSB</text:p>
          </table:table-cell>
        </table:table-row>
        <table:table-row table:style-name="TableLine1629126646560">
          <table:table-cell table:style-name="Table18.A1" office:value-type="string">
            <text:p text:style-name="P127">0x000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</table:table-row>
        <table:table-row table:style-name="TableLine1629126648000">
          <table:table-cell table:style-name="Table18.A1" office:value-type="string">
            <text:p text:style-name="P205"/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  <table:table-cell table:style-name="Table18.A1" office:value-type="string">
            <text:p text:style-name="P212">R</text:p>
          </table:table-cell>
        </table:table-row>
      </table:table>
      <text:p text:style-name="P204"/>
      <text:p text:style-name="P204">--</text:p>
      <text:p text:style-name="P204"/>
      <text:h text:style-name="P238" text:outline-level="2">Amplitude demodulator register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Q"/>
        <table:table-row table:style-name="TableLine1629126648288">
          <table:table-cell table:style-name="Table19.A1" office:value-type="string">
            <text:p text:style-name="P46"/>
          </table:table-cell>
          <table:table-cell table:style-name="Table19.A1" office:value-type="string">
            <text:p text:style-name="P36">15</text:p>
          </table:table-cell>
          <table:table-cell table:style-name="Table19.A1" office:value-type="string">
            <text:p text:style-name="P36">14</text:p>
          </table:table-cell>
          <table:table-cell table:style-name="Table19.A1" office:value-type="string">
            <text:p text:style-name="P36">13</text:p>
          </table:table-cell>
          <table:table-cell table:style-name="Table19.A1" office:value-type="string">
            <text:p text:style-name="P36">12</text:p>
          </table:table-cell>
          <table:table-cell table:style-name="Table19.A1" office:value-type="string">
            <text:p text:style-name="P36">11</text:p>
          </table:table-cell>
          <table:table-cell table:style-name="Table19.A1" office:value-type="string">
            <text:p text:style-name="P36">10</text:p>
          </table:table-cell>
          <table:table-cell table:style-name="Table19.A1" office:value-type="string">
            <text:p text:style-name="P36">9</text:p>
          </table:table-cell>
          <table:table-cell table:style-name="Table19.A1" office:value-type="string">
            <text:p text:style-name="P36">8</text:p>
          </table:table-cell>
          <table:table-cell table:style-name="Table19.A1" office:value-type="string">
            <text:p text:style-name="P36">7</text:p>
          </table:table-cell>
          <table:table-cell table:style-name="Table19.A1" office:value-type="string">
            <text:p text:style-name="P36">6</text:p>
          </table:table-cell>
          <table:table-cell table:style-name="Table19.A1" office:value-type="string">
            <text:p text:style-name="P36">5</text:p>
          </table:table-cell>
          <table:table-cell table:style-name="Table19.A1" office:value-type="string">
            <text:p text:style-name="P36">4</text:p>
          </table:table-cell>
          <table:table-cell table:style-name="Table19.A1" office:value-type="string">
            <text:p text:style-name="P36">3</text:p>
          </table:table-cell>
          <table:table-cell table:style-name="Table19.A1" office:value-type="string">
            <text:p text:style-name="P36">2</text:p>
          </table:table-cell>
          <table:table-cell table:style-name="Table19.A1" office:value-type="string">
            <text:p text:style-name="P36">1</text:p>
          </table:table-cell>
          <table:table-cell table:style-name="Table19.A1" office:value-type="string">
            <text:p text:style-name="P36">0</text:p>
          </table:table-cell>
        </table:table-row>
        <table:table-row table:style-name="TableLine1629126601344">
          <table:table-cell table:style-name="Table19.A1" office:value-type="string">
            <text:p text:style-name="P98"><text:span text:style-name="T2">0x</text:span>00<text:span text:style-name="T43">10</text:span></text:p>
          </table:table-cell>
          <table:table-cell table:style-name="Table19.B2" office:value-type="string">
            <text:p text:style-name="P14">MSB</text:p>
          </table:table-cell>
          <table:table-cell table:style-name="Table19.C2" table:number-columns-spanned="14" office:value-type="string">
            <text:p text:style-name="P13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office:value-type="string">
            <text:p text:style-name="P13">LSB</text:p>
          </table:table-cell>
        </table:table-row>
        <table:table-row table:style-name="TableLine1629126605664">
          <table:table-cell table:style-name="Table19.A1" office:value-type="string">
            <text:p text:style-name="P127">0x000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</table:table-row>
        <table:table-row table:style-name="TableLine1629126591840">
          <table:table-cell table:style-name="Table19.A1" office:value-type="string">
            <text:p text:style-name="P205"/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  <table:table-cell table:style-name="Table19.A1" office:value-type="string">
            <text:p text:style-name="P212">R</text:p>
          </table:table-cell>
        </table:table-row>
      </table:table>
      <text:p text:style-name="P204"/>
      <text:p text:style-name="P215">--</text:p>
      <text:h text:style-name="P226" text:outline-level="1">Debug, raw readback</text:h>
      <text:h text:style-name="P239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1629126589536">
          <table:table-cell table:style-name="Table23.A1" office:value-type="string">
            <text:p text:style-name="P44"/>
          </table:table-cell>
          <table:table-cell table:style-name="Table23.A1" office:value-type="string">
            <text:p text:style-name="P33">15</text:p>
          </table:table-cell>
          <table:table-cell table:style-name="Table23.A1" office:value-type="string">
            <text:p text:style-name="P33">14</text:p>
          </table:table-cell>
          <table:table-cell table:style-name="Table23.A1" office:value-type="string">
            <text:p text:style-name="P33">13</text:p>
          </table:table-cell>
          <table:table-cell table:style-name="Table23.A1" office:value-type="string">
            <text:p text:style-name="P33">12</text:p>
          </table:table-cell>
          <table:table-cell table:style-name="Table23.A1" office:value-type="string">
            <text:p text:style-name="P33">11</text:p>
          </table:table-cell>
          <table:table-cell table:style-name="Table23.A1" office:value-type="string">
            <text:p text:style-name="P33">10</text:p>
          </table:table-cell>
          <table:table-cell table:style-name="Table23.A1" office:value-type="string">
            <text:p text:style-name="P33">9</text:p>
          </table:table-cell>
          <table:table-cell table:style-name="Table23.A1" office:value-type="string">
            <text:p text:style-name="P33">8</text:p>
          </table:table-cell>
          <table:table-cell table:style-name="Table23.A1" office:value-type="string">
            <text:p text:style-name="P33">7</text:p>
          </table:table-cell>
          <table:table-cell table:style-name="Table23.A1" office:value-type="string">
            <text:p text:style-name="P33">6</text:p>
          </table:table-cell>
          <table:table-cell table:style-name="Table23.A1" office:value-type="string">
            <text:p text:style-name="P33">5</text:p>
          </table:table-cell>
          <table:table-cell table:style-name="Table23.A1" office:value-type="string">
            <text:p text:style-name="P33">4</text:p>
          </table:table-cell>
          <table:table-cell table:style-name="Table23.A1" office:value-type="string">
            <text:p text:style-name="P33">3</text:p>
          </table:table-cell>
          <table:table-cell table:style-name="Table23.A1" office:value-type="string">
            <text:p text:style-name="P33">2</text:p>
          </table:table-cell>
          <table:table-cell table:style-name="Table23.A1" office:value-type="string">
            <text:p text:style-name="P33">1</text:p>
          </table:table-cell>
          <table:table-cell table:style-name="Table23.A1" office:value-type="string">
            <text:p text:style-name="P33">0</text:p>
          </table:table-cell>
        </table:table-row>
        <table:table-row table:style-name="TableLine1629126588096">
          <table:table-cell table:style-name="Table23.A1" office:value-type="string">
            <text:p text:style-name="P97"><text:span text:style-name="T2">0x</text:span>00<text:span text:style-name="T42">1</text:span><text:span text:style-name="T43">1</text:span></text:p>
          </table:table-cell>
          <table:table-cell table:style-name="Table23.B2" office:value-type="string">
            <text:p text:style-name="P11">MSB</text:p>
          </table:table-cell>
          <table:table-cell table:style-name="Table23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0">LSB</text:p>
          </table:table-cell>
        </table:table-row>
        <table:table-row table:style-name="TableLine1629126605376">
          <table:table-cell table:style-name="Table23.A1" office:value-type="string">
            <text:p text:style-name="P125">0x000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</table:table-row>
        <table:table-row table:style-name="TableLine1629126602208">
          <table:table-cell table:style-name="Table23.A1" office:value-type="string">
            <text:p text:style-name="P136"/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</table:table-row>
      </table:table>
      <text:p text:style-name="P135"/>
      <text:p text:style-name="P135"><text:span text:style-name="T30">Raw </text:span><text:span text:style-name="T15">I</text:span><text:span text:style-name="T30"> branch sample, 16-bit, left justified</text:span><text:span text:style-name="T29">, signed. </text:span><text:span text:style-name="T30">Bits [2:0] are always zero.</text:span></text:p>
      <text:h text:style-name="P239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1629126602784">
          <table:table-cell table:style-name="Table24.A1" office:value-type="string">
            <text:p text:style-name="P44"/>
          </table:table-cell>
          <table:table-cell table:style-name="Table24.A1" office:value-type="string">
            <text:p text:style-name="P33">15</text:p>
          </table:table-cell>
          <table:table-cell table:style-name="Table24.A1" office:value-type="string">
            <text:p text:style-name="P33">14</text:p>
          </table:table-cell>
          <table:table-cell table:style-name="Table24.A1" office:value-type="string">
            <text:p text:style-name="P33">13</text:p>
          </table:table-cell>
          <table:table-cell table:style-name="Table24.A1" office:value-type="string">
            <text:p text:style-name="P33">12</text:p>
          </table:table-cell>
          <table:table-cell table:style-name="Table24.A1" office:value-type="string">
            <text:p text:style-name="P33">11</text:p>
          </table:table-cell>
          <table:table-cell table:style-name="Table24.A1" office:value-type="string">
            <text:p text:style-name="P33">10</text:p>
          </table:table-cell>
          <table:table-cell table:style-name="Table24.A1" office:value-type="string">
            <text:p text:style-name="P33">9</text:p>
          </table:table-cell>
          <table:table-cell table:style-name="Table24.A1" office:value-type="string">
            <text:p text:style-name="P33">8</text:p>
          </table:table-cell>
          <table:table-cell table:style-name="Table24.A1" office:value-type="string">
            <text:p text:style-name="P33">7</text:p>
          </table:table-cell>
          <table:table-cell table:style-name="Table24.A1" office:value-type="string">
            <text:p text:style-name="P33">6</text:p>
          </table:table-cell>
          <table:table-cell table:style-name="Table24.A1" office:value-type="string">
            <text:p text:style-name="P33">5</text:p>
          </table:table-cell>
          <table:table-cell table:style-name="Table24.A1" office:value-type="string">
            <text:p text:style-name="P33">4</text:p>
          </table:table-cell>
          <table:table-cell table:style-name="Table24.A1" office:value-type="string">
            <text:p text:style-name="P33">3</text:p>
          </table:table-cell>
          <table:table-cell table:style-name="Table24.A1" office:value-type="string">
            <text:p text:style-name="P33">2</text:p>
          </table:table-cell>
          <table:table-cell table:style-name="Table24.A1" office:value-type="string">
            <text:p text:style-name="P33">1</text:p>
          </table:table-cell>
          <table:table-cell table:style-name="Table24.A1" office:value-type="string">
            <text:p text:style-name="P33">0</text:p>
          </table:table-cell>
        </table:table-row>
        <table:table-row table:style-name="TableLine1629126587520">
          <table:table-cell table:style-name="Table24.A1" office:value-type="string">
            <text:p text:style-name="P97"><text:span text:style-name="T2">0x</text:span>00<text:span text:style-name="T32">1</text:span><text:span text:style-name="T43">2</text:span></text:p>
          </table:table-cell>
          <table:table-cell table:style-name="Table24.B2" office:value-type="string">
            <text:p text:style-name="P11">MSB</text:p>
          </table:table-cell>
          <table:table-cell table:style-name="Table24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0">LSB</text:p>
          </table:table-cell>
        </table:table-row>
        <table:table-row table:style-name="TableLine1629126592128">
          <table:table-cell table:style-name="Table24.A1" office:value-type="string">
            <text:p text:style-name="P125">0x000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</table:table-row>
        <table:table-row table:style-name="TableLine1629126603360">
          <table:table-cell table:style-name="Table24.A1" office:value-type="string">
            <text:p text:style-name="P136"/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</table:table-row>
      </table:table>
      <text:p text:style-name="P135"/>
      <text:p text:style-name="P126"><text:span text:style-name="T30">Raw </text:span><text:span text:style-name="T15">Q</text:span><text:span text:style-name="T30"> branch sample, 16-bit, left justified</text:span>, signed. <text:span text:style-name="T30">Bits [2:0] are always zero.</text:span></text:p>
      <text:p text:style-name="P126"/>
      <text:h text:style-name="P227" text:outline-level="1"><text:span text:style-name="T39">Register</text:span><text:span text:style-name="T34">s</text:span><text:span text:style-name="T39"> summary</text:span></text:h>
      <text:p text:style-name="P220">Read/write register<text:line-break/><text:span text:style-name="T40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1629126592704">
          <table:table-cell table:style-name="Table27.A1" office:value-type="string">
            <text:p text:style-name="P203">Address</text:p>
          </table:table-cell>
          <table:table-cell table:style-name="Table27.A1" office:value-type="string">
            <text:p text:style-name="P35">15</text:p>
          </table:table-cell>
          <table:table-cell table:style-name="Table27.A1" office:value-type="string">
            <text:p text:style-name="P35">14</text:p>
          </table:table-cell>
          <table:table-cell table:style-name="Table27.A1" office:value-type="string">
            <text:p text:style-name="P35">13</text:p>
          </table:table-cell>
          <table:table-cell table:style-name="Table27.A1" office:value-type="string">
            <text:p text:style-name="P35">12</text:p>
          </table:table-cell>
          <table:table-cell table:style-name="Table27.A1" office:value-type="string">
            <text:p text:style-name="P35">11</text:p>
          </table:table-cell>
          <table:table-cell table:style-name="Table27.A1" office:value-type="string">
            <text:p text:style-name="P35">10</text:p>
          </table:table-cell>
          <table:table-cell table:style-name="Table27.A1" office:value-type="string">
            <text:p text:style-name="P35">9</text:p>
          </table:table-cell>
          <table:table-cell table:style-name="Table27.A1" office:value-type="string">
            <text:p text:style-name="P35">8</text:p>
          </table:table-cell>
          <table:table-cell table:style-name="Table27.A1" office:value-type="string">
            <text:p text:style-name="P35">7</text:p>
          </table:table-cell>
          <table:table-cell table:style-name="Table27.A1" office:value-type="string">
            <text:p text:style-name="P35">6</text:p>
          </table:table-cell>
          <table:table-cell table:style-name="Table27.A1" office:value-type="string">
            <text:p text:style-name="P35">5</text:p>
          </table:table-cell>
          <table:table-cell table:style-name="Table27.A1" office:value-type="string">
            <text:p text:style-name="P35">4</text:p>
          </table:table-cell>
          <table:table-cell table:style-name="Table27.A1" office:value-type="string">
            <text:p text:style-name="P35">3</text:p>
          </table:table-cell>
          <table:table-cell table:style-name="Table27.A1" office:value-type="string">
            <text:p text:style-name="P35">2</text:p>
          </table:table-cell>
          <table:table-cell table:style-name="Table27.A1" office:value-type="string">
            <text:p text:style-name="P35">1</text:p>
          </table:table-cell>
          <table:table-cell table:style-name="Table27.A1" office:value-type="string">
            <text:p text:style-name="P35">0</text:p>
          </table:table-cell>
          <table:table-cell table:style-name="Table27.A1" office:value-type="string">
            <text:p text:style-name="P175">Page<text:span text:style-name="T35">(s)</text:span></text:p>
          </table:table-cell>
        </table:table-row>
        <table:table-row table:style-name="TableLine1629126595872">
          <table:table-cell table:style-name="Table27.A2" office:value-type="string">
            <text:p text:style-name="P181"><text:span text:style-name="T2">0x</text:span>0000</text:p>
          </table:table-cell>
          <table:table-cell table:style-name="Table27.B2" office:value-type="string">
            <text:p text:style-name="P200">SSB</text:p>
          </table:table-cell>
          <table:table-cell table:style-name="Table27.B2" table:number-columns-spanned="3" office:value-type="string">
            <text:p text:style-name="P184">MOD</text:p>
          </table:table-cell>
          <table:covered-table-cell/>
          <table:covered-table-cell/>
          <table:table-cell table:style-name="Table27.F2" table:number-columns-spanned="3" office:value-type="string">
            <text:p text:style-name="P186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87">RESERVED</text:p>
          </table:table-cell>
          <table:covered-table-cell/>
          <table:covered-table-cell/>
          <table:table-cell table:style-name="Table27.L2" office:value-type="string">
            <text:p text:style-name="P188">PD</text:p>
          </table:table-cell>
          <table:table-cell table:style-name="Table27.M2" table:number-columns-spanned="3" office:value-type="string">
            <text:p text:style-name="P189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197">BAND</text:p>
          </table:table-cell>
          <table:covered-table-cell/>
          <table:table-cell table:style-name="Table27.R2" office:value-type="string">
            <text:p text:style-name="P3">tbf</text:p>
          </table:table-cell>
        </table:table-row>
        <table:table-row table:style-name="TableLine1629126593568">
          <table:table-cell table:style-name="Table27.A2" office:value-type="string">
            <text:p text:style-name="P182"><text:span text:style-name="T2">0x</text:span>000<text:span text:style-name="T30">1</text:span></text:p>
          </table:table-cell>
          <table:table-cell table:style-name="Table27.B3" office:value-type="string">
            <text:p text:style-name="P103">-</text:p>
          </table:table-cell>
          <table:table-cell table:style-name="Table27.B3" office:value-type="string">
            <text:p text:style-name="P103">-</text:p>
          </table:table-cell>
          <table:table-cell table:style-name="Table27.B3" office:value-type="string">
            <text:p text:style-name="P103">-</text:p>
          </table:table-cell>
          <table:table-cell table:style-name="Table27.B3" office:value-type="string">
            <text:p text:style-name="P103">-</text:p>
          </table:table-cell>
          <table:table-cell table:style-name="Table27.B3" office:value-type="string">
            <text:p text:style-name="P103">-</text:p>
          </table:table-cell>
          <table:table-cell table:style-name="Table27.B3" office:value-type="string">
            <text:p text:style-name="P103">-</text:p>
          </table:table-cell>
          <table:table-cell table:style-name="Table27.B3" office:value-type="string">
            <text:p text:style-name="P103">-</text:p>
          </table:table-cell>
          <table:table-cell table:style-name="Table27.B3" office:value-type="string">
            <text:p text:style-name="P103">-</text:p>
          </table:table-cell>
          <table:table-cell table:style-name="Table27.J3" table:number-columns-spanned="6" office:value-type="string">
            <text:p text:style-name="P248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7.P3" table:number-columns-spanned="2" office:value-type="string">
            <text:p text:style-name="P196">STATE</text:p>
          </table:table-cell>
          <table:covered-table-cell/>
          <table:table-cell table:style-name="Table27.R3" office:value-type="string">
            <text:p text:style-name="P3">tbf</text:p>
          </table:table-cell>
        </table:table-row>
        <table:table-row table:style-name="TableLine1629126598176">
          <table:table-cell table:style-name="Table27.A2" office:value-type="string">
            <text:p text:style-name="P183">0x0002</text:p>
          </table:table-cell>
          <table:table-cell table:style-name="Table27.B2" office:value-type="string">
            <text:p text:style-name="P54">MSB</text:p>
          </table:table-cell>
          <table:table-cell table:style-name="Table27.C4" table:number-columns-spanned="14" office:value-type="string">
            <text:p text:style-name="P19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0">LSB</text:p>
          </table:table-cell>
          <table:table-cell table:style-name="Table27.R4" office:value-type="string">
            <text:p text:style-name="P3">tbf</text:p>
          </table:table-cell>
        </table:table-row>
        <table:table-row table:style-name="TableLine1629126599904">
          <table:table-cell table:style-name="Table27.A2" office:value-type="string">
            <text:p text:style-name="P183">0x0003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1">LSB</text:p>
          </table:table-cell>
          <table:table-cell table:style-name="Table27.R5" office:value-type="string">
            <text:p text:style-name="P3">tbf</text:p>
          </table:table-cell>
        </table:table-row>
        <table:table-row table:style-name="TableLine1629127826512">
          <table:table-cell table:style-name="Table27.A2" office:value-type="string">
            <text:p text:style-name="P183">0x0004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1">LSB</text:p>
          </table:table-cell>
          <table:table-cell table:style-name="Table27.R6" office:value-type="string">
            <text:p text:style-name="P3">tbf</text:p>
          </table:table-cell>
        </table:table-row>
        <table:table-row table:style-name="TableLine1629127821904">
          <table:table-cell table:style-name="Table27.A2" office:value-type="string">
            <text:p text:style-name="P183">0x0005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1">LSB</text:p>
          </table:table-cell>
          <table:table-cell table:style-name="Table27.R7" office:value-type="string">
            <text:p text:style-name="P3">tbf</text:p>
          </table:table-cell>
        </table:table-row>
        <table:table-row table:style-name="TableLine1629127823920">
          <table:table-cell table:style-name="Table27.A2" office:value-type="string">
            <text:p text:style-name="P183">0x0006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1">LSB</text:p>
          </table:table-cell>
          <table:table-cell table:style-name="Table27.R8" office:value-type="string">
            <text:p text:style-name="P3">tbf</text:p>
          </table:table-cell>
        </table:table-row>
        <table:table-row table:style-name="TableLine1629127813840">
          <table:table-cell table:style-name="Table27.A2" office:value-type="string">
            <text:p text:style-name="P183">0x0007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1">LSB</text:p>
          </table:table-cell>
          <table:table-cell table:style-name="Table27.R9" office:value-type="string">
            <text:p text:style-name="P3">tbf</text:p>
          </table:table-cell>
        </table:table-row>
        <table:table-row table:style-name="TableLine1629127819888">
          <table:table-cell table:style-name="Table27.A2" office:value-type="string">
            <text:p text:style-name="P183">0x0008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1">LSB</text:p>
          </table:table-cell>
          <table:table-cell table:style-name="Table27.R10" office:value-type="string">
            <text:p text:style-name="P3">tbf</text:p>
          </table:table-cell>
        </table:table-row>
        <table:table-row table:style-name="TableLine1629127827664">
          <table:table-cell table:style-name="Table27.A2" office:value-type="string">
            <text:p text:style-name="P183">0x0009</text:p>
          </table:table-cell>
          <table:table-cell table:style-name="Table27.B2" office:value-type="string">
            <text:p text:style-name="P194">MSB</text:p>
          </table:table-cell>
          <table:table-cell table:style-name="Table27.C4" table:number-columns-spanned="14" office:value-type="string">
            <text:p text:style-name="P19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5">LSB</text:p>
          </table:table-cell>
          <table:table-cell table:style-name="Table27.R11" office:value-type="string">
            <text:p text:style-name="P3">tbf</text:p>
          </table:table-cell>
        </table:table-row>
        <table:table-row table:style-name="TableLine1629127816144">
          <table:table-cell table:style-name="Table27.A2" office:value-type="string">
            <text:p text:style-name="P183">0x000A</text:p>
          </table:table-cell>
          <table:table-cell table:style-name="Table27.B2" office:value-type="string">
            <text:p text:style-name="P194">MSB</text:p>
          </table:table-cell>
          <table:table-cell table:style-name="Table27.C4" table:number-columns-spanned="14" office:value-type="string">
            <text:p text:style-name="P192">16-bit <text:span text:style-name="T37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4">LSB</text:p>
          </table:table-cell>
          <table:table-cell table:style-name="Table27.R13" office:value-type="string">
            <text:p text:style-name="P3">tbf</text:p>
          </table:table-cell>
        </table:table-row>
        <table:table-row table:style-name="TableLine1629127815280">
          <table:table-cell table:style-name="Table27.A2" office:value-type="string">
            <text:p text:style-name="P183">0x000B</text:p>
          </table:table-cell>
          <table:table-cell table:style-name="Table27.J3" office:value-type="string">
            <text:p text:style-name="P200">MSB</text:p>
          </table:table-cell>
          <table:table-cell table:style-name="Table27.C5" table:number-columns-spanned="14" office:value-type="string">
            <text:p text:style-name="P19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200">LSB</text:p>
          </table:table-cell>
          <table:table-cell table:style-name="Table27.R13" office:value-type="string">
            <text:p text:style-name="P5">tbf</text:p>
          </table:table-cell>
        </table:table-row>
        <table:table-row table:style-name="TableLine1629127830256">
          <table:table-cell table:style-name="Table27.A2" office:value-type="string">
            <text:p text:style-name="P183">0x000C</text:p>
          </table:table-cell>
          <table:table-cell table:style-name="Table27.P3" table:number-columns-spanned="16" office:value-type="string">
            <text:p text:style-name="P19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4">tbf</text:p>
          </table:table-cell>
        </table:table-row>
        <table:table-row table:style-name="TableLine1629127813264">
          <table:table-cell table:style-name="Table27.A15" office:value-type="string">
            <text:p text:style-name="P183">0x000D</text:p>
          </table:table-cell>
          <table:table-cell table:style-name="Table27.B15" table:number-columns-spanned="16" office:value-type="string">
            <text:p text:style-name="P213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3">tbf</text:p>
          </table:table-cell>
        </table:table-row>
        <table:table-row table:style-name="TableLine1629127821328">
          <table:table-cell table:style-name="Table27.A15" office:value-type="string">
            <text:p text:style-name="P183">0x000E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01">-</text:p>
          </table:table-cell>
          <table:table-cell table:style-name="Table27.B16" office:value-type="string">
            <text:p text:style-name="P111">-</text:p>
          </table:table-cell>
          <table:table-cell table:style-name="Table27.B2" office:value-type="string">
            <text:p text:style-name="P202">PLL1</text:p>
          </table:table-cell>
          <table:table-cell table:style-name="Table27.B15" office:value-type="string">
            <text:p text:style-name="P185">PLL<text:span text:style-name="T45">0</text:span></text:p>
          </table:table-cell>
          <table:table-cell table:style-name="Table27.R16" office:value-type="string">
            <text:p text:style-name="P3">tbf</text:p>
          </table:table-cell>
        </table:table-row>
        <table:table-row table:style-name="TableLine1629127815568">
          <table:table-cell table:style-name="Table27.A15" office:value-type="string">
            <text:p text:style-name="P183">0x000F</text:p>
          </table:table-cell>
          <table:table-cell table:style-name="Table27.J3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7" office:value-type="string">
            <text:p text:style-name="P3">tbf</text:p>
          </table:table-cell>
        </table:table-row>
        <table:table-row table:style-name="TableLine1629127827088">
          <table:table-cell table:style-name="Table27.A15" office:value-type="string">
            <text:p text:style-name="P201">0x0010</text:p>
          </table:table-cell>
          <table:table-cell table:style-name="Table27.J3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<text:span text:style-name="T33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8" office:value-type="string">
            <text:p text:style-name="P3">tbf</text:p>
          </table:table-cell>
        </table:table-row>
        <text:soft-page-break/>
        <table:table-row table:style-name="TableLine1629127815856">
          <table:table-cell table:style-name="Table27.A15" office:value-type="string">
            <text:p text:style-name="P183">0x001<text:span text:style-name="T43">1</text:span></text:p>
          </table:table-cell>
          <table:table-cell table:style-name="Table27.J3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9" office:value-type="string">
            <text:p text:style-name="P3">tbf</text:p>
          </table:table-cell>
        </table:table-row>
        <table:table-row table:style-name="TableLine1629127831408">
          <table:table-cell table:style-name="Table27.A15" office:value-type="string">
            <text:p text:style-name="P198">0x001<text:span text:style-name="T43">2</text:span></text:p>
          </table:table-cell>
          <table:table-cell table:style-name="Table27.J3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20" office:value-type="string">
            <text:p text:style-name="P3">tbf</text:p>
          </table:table-cell>
        </table:table-row>
      </table:table>
      <text:p text:style-name="P1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12</text:page-number>/<text:page-count>12</text:page-count></text:p>
      </style:footer>
      <style:footer-first>
        <text:p text:style-name="MP2"><text:page-number text:select-page="current">1</text:page-number>/<text:page-count>1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4-13T16:30:16.351000000</dc:date>
    <meta:editing-duration>PT7H36M18S</meta:editing-duration>
    <meta:editing-cycles>68</meta:editing-cycles>
    <meta:generator>LibreOffice/7.3.2.2$Windows_X86_64 LibreOffice_project/49f2b1bff42cfccbd8f788c8dc32c1c309559be0</meta:generator>
    <meta:document-statistic meta:table-count="31" meta:image-count="0" meta:object-count="7" meta:page-count="12" meta:paragraph-count="1329" meta:word-count="1781" meta:character-count="5961" meta:non-whitespace-character-count="5507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